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370.49pt"/>
    </style:style>
    <style:style style:name="co3" style:family="table-column">
      <style:table-column-properties fo:break-before="auto" style:column-width="426.84pt"/>
    </style:style>
    <style:style style:name="co4" style:family="table-column">
      <style:table-column-properties fo:break-before="auto" style:column-width="366.66pt"/>
    </style:style>
    <style:style style:name="co5" style:family="table-column">
      <style:table-column-properties fo:break-before="auto" style:column-width="57.86pt"/>
    </style:style>
    <style:style style:name="co6" style:family="table-column">
      <style:table-column-properties fo:break-before="auto" style:column-width="64.06pt"/>
    </style:style>
    <style:style style:name="co7" style:family="table-column">
      <style:table-column-properties fo:break-before="auto" style:column-width="57.09pt"/>
    </style:style>
    <style:style style:name="co8" style:family="table-column">
      <style:table-column-properties fo:break-before="auto" style:column-width="47.85pt"/>
    </style:style>
    <style:style style:name="co9" style:family="table-column">
      <style:table-column-properties fo:break-before="auto" style:column-width="54.79pt"/>
    </style:style>
    <style:style style:name="co10" style:family="table-column">
      <style:table-column-properties fo:break-before="auto" style:column-width="252pt"/>
    </style:style>
    <style:style style:name="ro1" style:family="table-row">
      <style:table-row-properties style:row-height="50.4pt" fo:break-before="auto" style:use-optimal-row-height="false"/>
    </style:style>
    <style:style style:name="ro2" style:family="table-row">
      <style:table-row-properties style:row-height="69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style:vertical-align="middle"/>
      <style:paragraph-properties fo:text-align="center" fo:margin-left="0pt"/>
    </style:style>
    <style:style style:name="ce10" style:family="table-cell" style:parent-style-name="Default">
      <style:table-cell-properties fo:background-color="#fedcc6" style:text-align-source="fix" style:repeat-content="false" fo:wrap-option="wrap" style:vertical-align="middle"/>
      <style:paragraph-properties fo:text-align="center" fo:margin-left="0pt"/>
    </style:style>
    <style:style style:name="ce11" style:family="table-cell" style:parent-style-name="Default">
      <style:table-cell-properties fo:background-color="#8ccfb7" style:text-align-source="fix" style:repeat-content="false" fo:wrap-option="wrap" style:vertical-align="middle"/>
      <style:paragraph-properties fo:text-align="center" fo:margin-left="0pt"/>
    </style:style>
    <style:style style:name="ce12" style:family="table-cell" style:parent-style-name="Default">
      <style:table-cell-properties fo:background-color="#c7a0cb" style:text-align-source="fix" style:repeat-content="false" fo:wrap-option="wrap" style:vertical-align="middl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2"/>
        <table:table-column table:style-name="co7" table:default-cell-style-name="ce9"/>
        <table:table-column table:style-name="co8" table:default-cell-style-name="ce9"/>
        <table:table-column table:style-name="co9" table:default-cell-style-name="ce9"/>
        <table:table-column table:style-name="co10" table:number-columns-repeated="1015" table:default-cell-style-name="ce9"/>
        <table:table-row table:style-name="ro1">
          <table:table-cell office:value-type="float" office:value="1" calcext:value-type="float">
            <text:p>1</text:p>
          </table:table-cell>
          <table:table-cell office:value-type="string" calcext:value-type="string">
            <text:p>J. D. Riley, is replying hotly to some of the accusations of a Mr. Joseph Morse, chief supervisor for the Trans-Atlantic Steamship Company.</text:p>
            <text:p/>
          </table:table-cell>
          <table:table-cell office:value-type="string" calcext:value-type="string">
            <text:p>['J.', 'D.', 'Riley', ',', 'is', 'replying', 'hotly', 'to', 'some', 'of', 'the', 'accusations', 'of', 'a', 'Mr.', 'Joseph', 'Morse', ',', 'chief', 'supervisor', 'for', 'the', 'Trans-Atlantic', 'Steamship', 'Company', '.']</text:p>
          </table:table-cell>
          <table:table-cell office:value-type="string" calcext:value-type="string">
            <text:p>['NNP', 'NNP', 'NNP', ',', 'VBZ', 'VBG', 'RB', 'TO', 'DT', 'IN', 'DT', 'NNS', 'IN', 'DT', 'NNP', 'NNP', 'NNP', ',', 'NN', 'NN', 'IN', 'DT', 'JJ', 'NNP',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 calcext:value-type="float">
            <text:p>4</text:p>
          </table:table-cell>
          <table:table-cell office:value-type="string" calcext:value-type="string">
            <text:p>The captain had just about had enough of the criticism directed at him by the company, and has told the supervisor so.</text:p>
            <text:p/>
          </table:table-cell>
          <table:table-cell office:value-type="string" calcext:value-type="string">
            <text:p>['The', 'captain', 'had', 'just', 'about', 'had', 'enough', 'of', 'the', 'criticism', 'directed', 'at', 'him', 'by', 'the', 'company', ',', 'and', 'has', 'told', 'the', 'supervisor', 'so', '.']</text:p>
          </table:table-cell>
          <table:table-cell office:value-type="string" calcext:value-type="string">
            <text:p>['DT', 'NN', 'VBD', 'RB', 'RB', 'VBD', 'NN', 'IN', 'DT', 'NN', 'VBN', 'IN', 'PRP', 'IN', 'DT', 'NN', ',', 'CC', 'VBZ', 'VBN', 'DT', 'NN',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 calcext:value-type="float">
            <text:p>5</text:p>
          </table:table-cell>
          <table:table-cell office:value-type="string" calcext:value-type="string">
            <text:p>The captain will be reprimanded for his outburst by being demoted to first mate.</text:p>
            <text:p/>
          </table:table-cell>
          <table:table-cell office:value-type="string" calcext:value-type="string">
            <text:p>['The', 'captain', 'will', 'be', 'reprimanded', 'for', 'his', 'outburst', 'by', 'being', 'demoted', 'to', 'first', 'mate', '.']</text:p>
          </table:table-cell>
          <table:table-cell office:value-type="string" calcext:value-type="string">
            <text:p>['DT', 'NN', 'MD', 'VB', 'VBN', 'IN', 'PRP$', 'NN', 'IN', 'VBG', 'VBN', 'TO',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 calcext:value-type="float">
            <text:p>6</text:p>
          </table:table-cell>
          <table:table-cell office:value-type="string" calcext:value-type="string">
            <text:p>A smuggler is being apprehended.</text:p>
            <text:p/>
          </table:table-cell>
          <table:table-cell office:value-type="string" calcext:value-type="string">
            <text:p>['A', 'smuggler', 'is', 'being', 'apprehended', '.']</text:p>
          </table:table-cell>
          <table:table-cell office:value-type="string" calcext:value-type="string">
            <text:p>['DT', 'NN', 'VBZ', 'VBG', 'VB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 calcext:value-type="float">
            <text:p>9</text:p>
          </table:table-cell>
          <table:table-cell office:value-type="string" calcext:value-type="string">
            <text:p>Unfortunately for him, a steward overheard his bragging while drunk at the bar, and an investigation turned up the diamonds.</text:p>
            <text:p/>
          </table:table-cell>
          <table:table-cell office:value-type="string" calcext:value-type="string">
            <text:p>['Unfortunately', 'for', 'him', ',', 'a', 'steward', 'overheard', 'his', 'bragging', 'while', 'drunk', 'at', 'the', 'bar', ',', 'and', 'an', 'investigation', 'turned', 'up', 'the', 'diamonds', '.']</text:p>
          </table:table-cell>
          <table:table-cell office:value-type="string" calcext:value-type="string">
            <text:p>['RB', 'IN', 'PRP', ',', 'DT', 'NN', 'IN', 'PRP$', 'VBG', 'IN', 'NN', 'IN', 'DT', 'NN', ',', 'CC', 'DT', 'NN', 'VBD', 'RP', 'DT',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 calcext:value-type="float">
            <text:p>10</text:p>
          </table:table-cell>
          <table:table-cell office:value-type="string" calcext:value-type="string">
            <text:p>The captain is telling the smuggler he will have the book thrown at him, while the smuggler protests his innocence.</text:p>
            <text:p/>
          </table:table-cell>
          <table:table-cell office:value-type="string" calcext:value-type="string">
            <text:p>['The', 'captain', 'is', 'telling', 'the', 'smuggler', 'he', 'will', 'have', 'the', 'book', 'thrown', 'at', 'him', ',', 'while', 'the', 'smuggler', 'protests', 'his', 'innocence', '.']</text:p>
          </table:table-cell>
          <table:table-cell office:value-type="string" calcext:value-type="string">
            <text:p>['DT', 'NN', 'VBZ', 'VBG', 'DT', 'NN', 'PRP', 'MD', 'VB', 'DT', 'NN', 'VBN', 'IN', 'PRP', ',', 'IN', 'DT', 'NN', 'VBZ', 'PR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7" calcext:value-type="float">
            <text:p>17</text:p>
          </table:table-cell>
          <table:table-cell office:value-type="string" calcext:value-type="string">
            <text:p>A famous European pianist is a passenger on the ship which has just docked in America from Europe.</text:p>
            <text:p/>
          </table:table-cell>
          <table:table-cell office:value-type="string" calcext:value-type="string">
            <text:p>['A', 'famous', 'European', 'pianist', 'is', 'a', 'passenger', 'on', 'the', 'ship', 'which', 'has', 'just', 'docked', 'in', 'America', 'from', 'Europe', '.']</text:p>
          </table:table-cell>
          <table:table-cell office:value-type="string" calcext:value-type="string">
            <text:p>['DT', 'JJ', 'JJ', 'NN', 'VBZ', 'DT', 'NN', 'IN', 'DT', 'NN', 'WDT', 'VBZ', 'RB', 'VBN', 'IN', 'NNP', 'IN',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9" calcext:value-type="float">
            <text:p>19</text:p>
          </table:table-cell>
          <table:table-cell office:value-type="string" calcext:value-type="string">
            <text:p>Therefore he is arguing with the captain.</text:p>
            <text:p/>
          </table:table-cell>
          <table:table-cell office:value-type="string" calcext:value-type="string">
            <text:p>['Therefore', 'he', 'is', 'arguing', 'with', 'the', 'captain', '.']</text:p>
          </table:table-cell>
          <table:table-cell office:value-type="string" calcext:value-type="string">
            <text:p>['RB', 'PRP', 'VBZ', 'VBG',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2" calcext:value-type="float">
            <text:p>22</text:p>
          </table:table-cell>
          <table:table-cell office:value-type="string" calcext:value-type="string">
            <text:p>The captain will finally accept a monetary bribe and the reporter will get his interview.</text:p>
            <text:p/>
          </table:table-cell>
          <table:table-cell office:value-type="string" calcext:value-type="string">
            <text:p>['The', 'captain', 'will', 'finally', 'accept', 'a', 'monetary', 'bribe', 'and', 'the', 'reporter', 'will', 'get', 'his', 'interview', '.']</text:p>
          </table:table-cell>
          <table:table-cell office:value-type="string" calcext:value-type="string">
            <text:p>['DT', 'NN', 'MD', 'RB', 'VB', 'DT', 'JJ', 'NN', 'CC', 'DT', 'NN', 'MD', 'VB', 'PR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 calcext:value-type="float">
            <text:p>37</text:p>
          </table:table-cell>
          <table:table-cell office:value-type="string" calcext:value-type="string">
            <text:p>Admiral Scrowlsy Gafoon is discussing with his personal bodyguard, Smugs McKingle, the plans of the coming night--the plot to sink the capitalist regime's flagship and largest destroyer by an accidental collision.</text:p>
            <text:p/>
          </table:table-cell>
          <table:table-cell office:value-type="string" calcext:value-type="string">
            <text:p>['Admiral', 'Scrowlsy', 'Gafoon', 'is', 'discussing', 'with', 'his', 'personal', 'bodyguard', ',', 'Smugs', 'McKingle', ',', 'the', 'plans', 'of', 'the', 'coming', 'night', '--', 'the', 'plot', 'to', 'sink', 'the', 'capitalist', 'regime', "'s", 'flagship', 'and', 'largest', 'destroyer', 'by', 'an', 'accidental', 'collision', '.']</text:p>
          </table:table-cell>
          <table:table-cell office:value-type="string" calcext:value-type="string">
            <text:p>['NNP', 'NNP', 'NNP', 'VBZ', 'VBG', 'IN', 'PRP$', 'JJ', 'NN', ',', 'NNP', 'NNP', ',', 'DT', 'NNS', 'IN', 'DT', 'VBG', 'NN', ':', 'DT', 'NN', 'TO', 'VB', 'DT', 'NN', 'NN', 'POS', 'NN', 'CC', 'JJS', 'NN',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9" calcext:value-type="float">
            <text:p>39</text:p>
          </table:table-cell>
          <table:table-cell office:value-type="string" calcext:value-type="string">
            <text:p>Gafoon wants a good job and wants to make sure no one in the crew squeals.</text:p>
            <text:p/>
          </table:table-cell>
          <table:table-cell office:value-type="string" calcext:value-type="string">
            <text:p>['Gafoon', 'wants', 'a', 'good', 'job', 'and', 'wants', 'to', 'make', 'sure', 'no', 'one', 'in', 'the', 'crew', 'squeals', '.']</text:p>
          </table:table-cell>
          <table:table-cell office:value-type="string" calcext:value-type="string">
            <text:p>['NN', 'VBZ', 'DT', 'JJ', 'NN', 'CC', 'VBZ', 'TO', 'VB', 'JJ', 'DT', 'NN', 'IN', 'DT', 'NN', 'NNS',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1" calcext:value-type="float">
            <text:p>41</text:p>
          </table:table-cell>
          <table:table-cell office:value-type="string" calcext:value-type="string">
            <text:p>Jack the knife is being bawled out by the captain of the good ship Arkansas.</text:p>
            <text:p/>
          </table:table-cell>
          <table:table-cell office:value-type="string" calcext:value-type="string">
            <text:p>['Jack', 'the', 'knife', 'is', 'being', 'bawled', 'out', 'by', 'the', 'captain', 'of', 'the', 'good', 'ship', 'Arkansas', '.']</text:p>
          </table:table-cell>
          <table:table-cell office:value-type="string" calcext:value-type="string">
            <text:p>['NNP', 'DT', 'NN', 'VBZ', 'VBG', 'VBN', 'RP', 'IN', 'DT', 'NN', 'IN', 'DT', 'JJ', 'NN',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 calcext:value-type="float">
            <text:p>43</text:p>
          </table:table-cell>
          <table:table-cell office:value-type="string" calcext:value-type="string">
            <text:p>Jack (the knife) and his buddies have Irma, the captain's daughter, tied up in the cellar.</text:p>
            <text:p/>
          </table:table-cell>
          <table:table-cell office:value-type="string" calcext:value-type="string">
            <text:p>['Jack', '(', 'the', 'knife', ')', 'and', 'his', 'buddies', 'have', 'Irma', ',', 'the', 'captain', "'s", 'daughter', ',', 'tied', 'up', 'in', 'the', 'cellar', '.']</text:p>
          </table:table-cell>
          <table:table-cell office:value-type="string" calcext:value-type="string">
            <text:p>['NNP', '(', 'DT', 'NN', ')', 'CC', 'PRP$', 'NNS', 'VBP', 'NNP', ',', 'DT', 'NN', 'POS', 'NN', ',', 'VBD', 'RP',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7" calcext:value-type="float">
            <text:p>47</text:p>
          </table:table-cell>
          <table:table-cell office:value-type="string" calcext:value-type="string">
            <text:p>His daughter has run away with a musician from a side-show, and her father has formally disowned her.</text:p>
            <text:p/>
          </table:table-cell>
          <table:table-cell office:value-type="string" calcext:value-type="string">
            <text:p>['His', 'daughter', 'has', 'run', 'away', 'with', 'a', 'musician', 'from', 'a', 'side-show', ',', 'and', 'her', 'father', 'has', 'formally', 'disowned', 'her', '.']</text:p>
          </table:table-cell>
          <table:table-cell office:value-type="string" calcext:value-type="string">
            <text:p>['PRP$', 'NN', 'VBZ', 'VBN', 'RP', 'IN', 'DT', 'NN', 'IN', 'DT', 'NN', ',', 'CC', 'PRP$', 'NN', 'VBZ', 'RB', 'VBN', 'P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6" calcext:value-type="float">
            <text:p>56</text:p>
          </table:table-cell>
          <table:table-cell office:value-type="string" calcext:value-type="string">
            <text:p>The line president has forced the captain to bring his boat into port a day early.</text:p>
            <text:p/>
          </table:table-cell>
          <table:table-cell office:value-type="string" calcext:value-type="string">
            <text:p>['The', 'line', 'president', 'has', 'forced', 'the', 'captain', 'to', 'bring', 'his', 'boat', 'into', 'port', 'a', 'day', 'early', '.']</text:p>
          </table:table-cell>
          <table:table-cell office:value-type="string" calcext:value-type="string">
            <text:p>['DT', 'NN', 'NN', 'VBZ', 'VBN', 'DT', 'NN', 'TO', 'VB', 'PRP$', 'NN', 'IN', 'NN', 'DT', 'NN',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3" calcext:value-type="float">
            <text:p>73</text:p>
          </table:table-cell>
          <table:table-cell office:value-type="string" calcext:value-type="string">
            <text:p>They haven't seen each other for awhile because Sam was in jail for killing his wife.</text:p>
            <text:p/>
          </table:table-cell>
          <table:table-cell office:value-type="string" calcext:value-type="string">
            <text:p>['They', 'have', "n't", 'seen', 'each', 'other', 'for', 'awhile', 'because', 'Sam', 'was', 'in', 'jail', 'for', 'killing', 'his', 'wife', '.']</text:p>
          </table:table-cell>
          <table:table-cell office:value-type="string" calcext:value-type="string">
            <text:p>['PRP', 'VBP', 'RB', 'VBN', 'DT', 'JJ', 'IN', 'NN', 'IN', 'NNP', 'VBD', 'IN', 'NN', 'IN', 'VBG', 'PR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9" calcext:value-type="float">
            <text:p>79</text:p>
          </table:table-cell>
          <table:table-cell office:value-type="string" calcext:value-type="string">
            <text:p>Little did Martha suspect that Sam had deep psychological problems and was in the process of plotting his next murder--hers.</text:p>
            <text:p/>
          </table:table-cell>
          <table:table-cell office:value-type="string" calcext:value-type="string">
            <text:p>['Little', 'did', 'Martha', 'suspect', 'that', 'Sam', 'had', 'deep', 'psychological', 'problems', 'and', 'was', 'in', 'the', 'process', 'of', 'plotting', 'his', 'next', 'murder', '--', 'hers', '.']</text:p>
          </table:table-cell>
          <table:table-cell office:value-type="string" calcext:value-type="string">
            <text:p>['RB', 'VBD', 'NNP', 'VB', 'IN', 'NNP', 'VBD', 'JJ', 'JJ', 'NNS', 'CC', 'VBD', 'IN', 'DT', 'NN', 'IN', 'VBG', 'PRP$', 'JJ', 'NN', ':',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 calcext:value-type="float">
            <text:p>93</text:p>
          </table:table-cell>
          <table:table-cell office:value-type="string" calcext:value-type="string">
            <text:p>The recollection of skating on the Charles, and the time she had pushed me through the ice, brought a laugh to the conversation; but it quickly faded in the murky waters of the river that could no longer freeze over.</text:p>
            <text:p/>
          </table:table-cell>
          <table:table-cell office:value-type="string" calcext:value-type="string">
            <text:p>['The', 'recollection', 'of', 'skating', 'on', 'the', 'Charles', ',', 'and', 'the', 'time', 'she', 'had', 'pushed', 'me', 'through', 'the', 'ice', ',', 'brought', 'a', 'laugh', 'to', 'the', 'conversation', ';', 'but', 'it', 'quickly', 'faded', 'in', 'the', 'murky', 'waters', 'of', 'the', 'river', 'that', 'could', 'no', 'longer', 'freeze', 'over', '.']</text:p>
          </table:table-cell>
          <table:table-cell office:value-type="string" calcext:value-type="string">
            <text:p>['DT', 'NN', 'IN', 'VBG', 'IN', 'DT', 'NNP', ',', 'CC', 'DT', 'NN', 'PRP', 'VBD', 'VBN', 'PRP', 'IN', 'DT', 'NN', ',', 'VBD', 'DT', 'NN', 'TO', 'DT', 'NN', ':', 'CC', 'PRP', 'RB', 'VBD', 'IN', 'DT', 'JJ', 'NNS', 'IN', 'DT', 'NN', 'WDT', 'MD', 'RB', 'RB', 'VB', 'RP',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10" office:value-type="float" office:value="107" calcext:value-type="float">
            <text:p>107</text:p>
          </table:table-cell>
          <table:table-cell table:style-name="ce10" office:value-type="string" calcext:value-type="string">
            <text:p>He persists in discussing it, their old memories together, and their plans, but she sits quietly, thinking only of how she wished he would leave so she could be alone again.</text:p>
            <text:p/>
          </table:table-cell>
          <table:table-cell table:style-name="ce10" office:value-type="string" calcext:value-type="string">
            <text:p>['He', 'persists', 'in', 'discussing', 'it', ',', 'their', 'old', 'memories', 'together', ',', 'and', 'their', 'plans', ',', 'but', 'she', 'sits', 'quietly', ',', 'thinking', 'only', 'of', 'how', 'she', 'wished', 'he', 'would', 'leave', 'so', 'she', 'could', 'be', 'alone', 'again', '.']</text:p>
          </table:table-cell>
          <table:table-cell table:style-name="ce10" office:value-type="string" calcext:value-type="string">
            <text:p>['PRP', 'VBZ', 'IN', 'VBG', 'PRP', ',', 'PRP$', 'JJ', 'NNS', 'RB', ',', 'CC', 'PRP$', 'NNS', ',', 'CC', 'PRP', 'VBZ', 'RB', ',', 'VBG', 'RB', 'IN', 'WRB', 'PRP', 'VBD', 'PRP', 'MD', 'VB', 'RB', 'PRP', 'MD', 'VB', 'RB', 'RB', '.']</text:p>
          </table:table-cell>
          <table:table-cell table:style-name="ce11" office:value-type="string" calcext:value-type="string">
            <text:p>Remov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08" calcext:value-type="float">
            <text:p>108</text:p>
          </table:table-cell>
          <table:table-cell office:value-type="string" calcext:value-type="string">
            <text:p>Finally, realizing her disinterest, the ex-boyfriend walks away, down the river a bit, and jumps in.</text:p>
            <text:p/>
          </table:table-cell>
          <table:table-cell office:value-type="string" calcext:value-type="string">
            <text:p>['Finally', ',', 'realizing', 'her', 'disinterest', ',', 'the', 'ex-boyfriend', 'walks', 'away', ',', 'down', 'the', 'river', 'a', 'bit', ',', 'and', 'jumps', 'in', '.']</text:p>
          </table:table-cell>
          <table:table-cell office:value-type="string" calcext:value-type="string">
            <text:p>['RB', ',', 'VBG', 'PRP$', 'NN', ',', 'DT', 'JJ', 'NNS', 'RB', ',', 'IN', 'DT', 'NN', 'DT', 'NN', ',', 'CC', 'NNS', 'I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9" calcext:value-type="float">
            <text:p>119</text:p>
          </table:table-cell>
          <table:table-cell office:value-type="string" calcext:value-type="string">
            <text:p>They die in the midst of a battle between Gov.</text:p>
            <text:p/>
          </table:table-cell>
          <table:table-cell office:value-type="string" calcext:value-type="string">
            <text:p>['They', 'die', 'in', 'the', 'midst', 'of', 'a', 'battle', 'between', 'Gov', '.']</text:p>
          </table:table-cell>
          <table:table-cell office:value-type="string" calcext:value-type="string">
            <text:p>['PRP', 'VBP', 'IN', 'DT', 'NN', 'IN', 'DT', 'NN', 'IN',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20" calcext:value-type="float">
            <text:p>120</text:p>
          </table:table-cell>
          <table:table-cell table:style-name="ce10" office:value-type="string" calcext:value-type="string">
            <text:p>Smith and his rival.</text:p>
            <text:p/>
          </table:table-cell>
          <table:table-cell table:style-name="ce10" office:value-type="string" calcext:value-type="string">
            <text:p>['Smith', 'and', 'his', 'rival', '.']</text:p>
          </table:table-cell>
          <table:table-cell table:style-name="ce10" office:value-type="string" calcext:value-type="string">
            <text:p>['NNP', 'CC', 'PRP$',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3" calcext:value-type="float">
            <text:p>123</text:p>
          </table:table-cell>
          <table:table-cell office:value-type="string" calcext:value-type="string">
            <text:p>She originally joined the party after her brother, who was a labor activist, was sent to jail for life after being framed by the government.</text:p>
            <text:p/>
          </table:table-cell>
          <table:table-cell office:value-type="string" calcext:value-type="string">
            <text:p>['She', 'originally', 'joined', 'the', 'party', 'after', 'her', 'brother', ',', 'who', 'was', 'a', 'labor', 'activist', ',', 'was', 'sent', 'to', 'jail', 'for', 'life', 'after', 'being', 'framed', 'by', 'the', 'government', '.']</text:p>
          </table:table-cell>
          <table:table-cell office:value-type="string" calcext:value-type="string">
            <text:p>['PRP', 'RB', 'VBD', 'DT', 'NN', 'IN', 'PRP$', 'NN', ',', 'WP', 'VBD', 'DT', 'NN', 'NN', ',', 'VBD', 'VBN', 'TO', 'VB', 'IN', 'NN', 'IN', 'VBG', 'VBN',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5" calcext:value-type="float">
            <text:p>125</text:p>
          </table:table-cell>
          <table:table-cell office:value-type="string" calcext:value-type="string">
            <text:p>Since then the FBI had been tailing for they suspected that she might become involved in some espionage activities.</text:p>
            <text:p/>
          </table:table-cell>
          <table:table-cell office:value-type="string" calcext:value-type="string">
            <text:p>['Since', 'then', 'the', 'FBI', 'had', 'been', 'tailing', 'for', 'they', 'suspected', 'that', 'she', 'might', 'become', 'involved', 'in', 'some', 'espionage', 'activities', '.']</text:p>
          </table:table-cell>
          <table:table-cell office:value-type="string" calcext:value-type="string">
            <text:p>['IN', 'RB', 'DT', 'NNP', 'VBD', 'VBN', 'VBG', 'IN', 'PRP', 'VBD', 'IN', 'PRP', 'MD', 'VB', 'VBN', 'IN', 'DT', 'NN',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7" calcext:value-type="float">
            <text:p>127</text:p>
          </table:table-cell>
          <table:table-cell office:value-type="string" calcext:value-type="string">
            <text:p>Actually while she was unaware, he placed a bug on her.</text:p>
            <text:p/>
          </table:table-cell>
          <table:table-cell office:value-type="string" calcext:value-type="string">
            <text:p>['Actually', 'while', 'she', 'was', 'unaware', ',', 'he', 'placed', 'a', 'bug', 'on', 'her', '.']</text:p>
          </table:table-cell>
          <table:table-cell office:value-type="string" calcext:value-type="string">
            <text:p>['RB', 'IN', 'PRP', 'VBD', 'JJ', ',', 'PRP', 'VBD', 'DT', 'NN', 'IN', 'P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2" calcext:value-type="float">
            <text:p>132</text:p>
          </table:table-cell>
          <table:table-cell office:value-type="string" calcext:value-type="string">
            <text:p>One day he pulls her away from her schoolwork and says, Let's take a walk.</text:p>
            <text:p/>
          </table:table-cell>
          <table:table-cell office:value-type="string" calcext:value-type="string">
            <text:p>['One', 'day', 'he', 'pulls', 'her', 'away', 'from', 'her', 'schoolwork', 'and', 'says', ',', 'Let', "'s", 'take', 'a', 'walk', '.']</text:p>
          </table:table-cell>
          <table:table-cell office:value-type="string" calcext:value-type="string">
            <text:p>['CD', 'NN', 'PRP', 'VBZ', 'PRP$', 'NN', 'IN', 'PRP$', 'NN', 'CC', 'VBZ', ',', 'NNP', 'POS', 'VB',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37" calcext:value-type="float">
            <text:p>137</text:p>
          </table:table-cell>
          <table:table-cell table:style-name="ce10" office:value-type="string" calcext:value-type="string">
            <text:p>He wants to do so much for her.</text:p>
            <text:p/>
          </table:table-cell>
          <table:table-cell table:style-name="ce10" office:value-type="string" calcext:value-type="string">
            <text:p>['He', 'wants', 'to', 'do', 'so', 'much', 'for', 'her', '.']</text:p>
          </table:table-cell>
          <table:table-cell table:style-name="ce10" office:value-type="string" calcext:value-type="string">
            <text:p>['PRP', 'VBZ', 'TO', 'VB', 'RB', 'RB', 'IN', 'PRP$', '.']</text:p>
          </table:table-cell>
          <table:table-cell table:style-name="ce11" office:value-type="string" calcext:value-type="string">
            <text:p>Remov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49" calcext:value-type="float">
            <text:p>149</text:p>
          </table:table-cell>
          <table:table-cell office:value-type="string" calcext:value-type="string">
            <text:p>They are also well-known research scientists and are quite talented in this field.</text:p>
            <text:p/>
          </table:table-cell>
          <table:table-cell office:value-type="string" calcext:value-type="string">
            <text:p>['They', 'are', 'also', 'well-known', 'research', 'scientists', 'and', 'are', 'quite', 'talented', 'in', 'this', 'field', '.']</text:p>
          </table:table-cell>
          <table:table-cell office:value-type="string" calcext:value-type="string">
            <text:p>['PRP', 'VBP', 'RB', 'JJ', 'NN', 'NNS', 'CC', 'VBP', 'RB', 'VBN', 'IN', 'DT',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54" calcext:value-type="float">
            <text:p>154</text:p>
          </table:table-cell>
          <table:table-cell office:value-type="string" calcext:value-type="string">
            <text:p>What was the mysterious disease that was ravaging the land?</text:p>
            <text:p/>
          </table:table-cell>
          <table:table-cell office:value-type="string" calcext:value-type="string">
            <text:p>['What', 'was', 'the', 'mysterious', 'disease', 'that', 'was', 'ravaging', 'the', 'land', '?']</text:p>
          </table:table-cell>
          <table:table-cell office:value-type="string" calcext:value-type="string">
            <text:p>['WP', 'VBD', 'DT', 'JJ', 'NN', 'WDT', 'VBD', 'VBG',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0" calcext:value-type="float">
            <text:p>160</text:p>
          </table:table-cell>
          <table:table-cell office:value-type="string" calcext:value-type="string">
            <text:p>Families were wiped out, doctors could not even take the time to bury their own parents, their own children, their own lovers.</text:p>
            <text:p/>
          </table:table-cell>
          <table:table-cell office:value-type="string" calcext:value-type="string">
            <text:p>['Families', 'were', 'wiped', 'out', ',', 'doctors', 'could', 'not', 'even', 'take', 'the', 'time', 'to', 'bury', 'their', 'own', 'parents', ',', 'their', 'own', 'children', ',', 'their', 'own', 'lovers', '.']</text:p>
          </table:table-cell>
          <table:table-cell office:value-type="string" calcext:value-type="string">
            <text:p>['NNS', 'VBD', 'VBN', 'RP', ',', 'NNS', 'MD', 'RB', 'RB', 'VB', 'DT', 'NN', 'TO', 'VB', 'PRP$', 'JJ', 'NNS', ',', 'PRP$', 'JJ', 'NNS', ',', 'PRP$', 'JJ', 'NNS',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63" calcext:value-type="float">
            <text:p>163</text:p>
          </table:table-cell>
          <table:table-cell office:value-type="string" calcext:value-type="string">
            <text:p>There was no hope ... in the desperation of a dead end, the world died, conquered by a mysterious germ that was all-powerful, all-destructive.</text:p>
            <text:p/>
          </table:table-cell>
          <table:table-cell office:value-type="string" calcext:value-type="string">
            <text:p>['There', 'was', 'no', 'hope', '...', 'in', 'the', 'desperation', 'of', 'a', 'dead', 'end', ',', 'the', 'world', 'died', ',', 'conquered', 'by', 'a', 'mysterious', 'germ', 'that', 'was', 'all-powerful', ',', 'all-destructive', '.']</text:p>
          </table:table-cell>
          <table:table-cell office:value-type="string" calcext:value-type="string">
            <text:p>['EX', 'VBD', 'DT', 'NN', ':', 'IN', 'DT', 'NN', 'IN', 'DT', 'JJ', 'NN', ',', 'DT', 'NN', 'VBD', ',', 'VBN', 'IN', 'DT', 'JJ', 'NN', 'WDT', 'VBD', 'JJ', ',',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7" calcext:value-type="float">
            <text:p>167</text:p>
          </table:table-cell>
          <table:table-cell office:value-type="string" calcext:value-type="string">
            <text:p>They are working in their secret laboratory trying to develop a substance that they can use to poison the water supply in Washington.</text:p>
            <text:p/>
          </table:table-cell>
          <table:table-cell office:value-type="string" calcext:value-type="string">
            <text:p>['They', 'are', 'working', 'in', 'their', 'secret', 'laboratory', 'trying', 'to', 'develop', 'a', 'substance', 'that', 'they', 'can', 'use', 'to', 'poison', 'the', 'water', 'supply', 'in', 'Washington', '.']</text:p>
          </table:table-cell>
          <table:table-cell office:value-type="string" calcext:value-type="string">
            <text:p>['PRP', 'VBP', 'VBG', 'IN', 'PRP$', 'JJ', 'NN', 'VBG', 'TO', 'VB', 'DT', 'NN', 'IN', 'PRP', 'MD', 'VB', 'TO', 'VB', 'DT', 'NN', 'NN', 'IN',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68" calcext:value-type="float">
            <text:p>168</text:p>
          </table:table-cell>
          <table:table-cell office:value-type="string" calcext:value-type="string">
            <text:p>They hope that this will then cause chaos in the U.S. and thus, a good situation for a Communist takeover of the U.S.</text:p>
            <text:p/>
          </table:table-cell>
          <table:table-cell office:value-type="string" calcext:value-type="string">
            <text:p>['They', 'hope', 'that', 'this', 'will', 'then', 'cause', 'chaos', 'in', 'the', 'U.S.', 'and', 'thus', ',', 'a', 'good', 'situation', 'for', 'a', 'Communist', 'takeover', 'of', 'the', 'U.S', '.']</text:p>
          </table:table-cell>
          <table:table-cell office:value-type="string" calcext:value-type="string">
            <text:p>['PRP', 'VBP', 'IN', 'DT', 'MD', 'RB', 'VB', 'NN', 'IN', 'DT', 'NNP', 'CC', 'RB', ',', 'DT', 'JJ', 'NN', 'IN', 'DT', 'NNP', 'NN', 'IN', 'DT',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70" calcext:value-type="float">
            <text:p>170</text:p>
          </table:table-cell>
          <table:table-cell office:value-type="string" calcext:value-type="string">
            <text:p>The one on the left has a happy home and family, she is a leader among women and very independent.</text:p>
            <text:p/>
          </table:table-cell>
          <table:table-cell office:value-type="string" calcext:value-type="string">
            <text:p>['The', 'one', 'on', 'the', 'left', 'has', 'a', 'happy', 'home', 'and', 'family', ',', 'she', 'is', 'a', 'leader', 'among', 'women', 'and', 'very', 'independent', '.']</text:p>
          </table:table-cell>
          <table:table-cell office:value-type="string" calcext:value-type="string">
            <text:p>['DT', 'NN', 'IN', 'DT', 'NN', 'VBZ', 'DT', 'JJ', 'NN', 'CC', 'NN', ',', 'PRP', 'VBZ', 'DT', 'NN', 'IN', 'NNS', 'CC', 'RB', 'JJ',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72" calcext:value-type="float">
            <text:p>172</text:p>
          </table:table-cell>
          <table:table-cell office:value-type="string" calcext:value-type="string">
            <text:p>The woman on the right is, due to her lower position (in the company, lab, etc.) somewhat bitter and has a type of grudge for the other.</text:p>
            <text:p/>
          </table:table-cell>
          <table:table-cell office:value-type="string" calcext:value-type="string">
            <text:p>['The', 'woman', 'on', 'the', 'right', 'is', ',', 'due', 'to', 'her', 'lower', 'position', '(', 'in', 'the', 'company', ',', 'lab', ',', 'etc', '.', ')', 'somewhat', 'bitter', 'and', 'has', 'a', 'type', 'of', 'grudge', 'for', 'the', 'other', '.']</text:p>
          </table:table-cell>
          <table:table-cell office:value-type="string" calcext:value-type="string">
            <text:p>['DT', 'NN', 'IN', 'DT', 'NN', 'VBZ', ',', 'JJ', 'TO', 'PRP$', 'JJR', 'NN', '(', 'IN', 'DT', 'NN', ',', 'NN', ',', 'FW', '.', ')', 'RB', 'JJ', 'CC', 'VBZ', 'DT', 'NN', 'IN', 'NN', 'IN', 'DT',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81" calcext:value-type="float">
            <text:p>181</text:p>
          </table:table-cell>
          <table:table-cell office:value-type="string" calcext:value-type="string">
            <text:p>Her parents had told her to get married, have children, and just be a housewife--but she wanted something more.</text:p>
            <text:p/>
          </table:table-cell>
          <table:table-cell office:value-type="string" calcext:value-type="string">
            <text:p>['Her', 'parents', 'had', 'told', 'her', 'to', 'get', 'married', ',', 'have', 'children', ',', 'and', 'just', 'be', 'a', 'housewife', '--', 'but', 'she', 'wanted', 'something', 'more', '.']</text:p>
          </table:table-cell>
          <table:table-cell office:value-type="string" calcext:value-type="string">
            <text:p>['PRP$', 'NNS', 'VBD', 'VBN', 'PRP$', 'TO', 'VB', 'VBN', ',', 'VBP', 'NNS', ',', 'CC', 'RB', 'VB', 'DT', 'NN', ':', 'CC', 'PRP', 'VBD', 'NN', 'RBR',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84" calcext:value-type="float">
            <text:p>184</text:p>
          </table:table-cell>
          <table:table-cell office:value-type="string" calcext:value-type="string">
            <text:p>She met with much opposition and ridicule, and for years remained a lonely woman against society.</text:p>
            <text:p/>
          </table:table-cell>
          <table:table-cell office:value-type="string" calcext:value-type="string">
            <text:p>['She', 'met', 'with', 'much', 'opposition', 'and', 'ridicule', ',', 'and', 'for', 'years', 'remained', 'a', 'lonely', 'woman', 'against', 'society', '.']</text:p>
          </table:table-cell>
          <table:table-cell office:value-type="string" calcext:value-type="string">
            <text:p>['PRP', 'VBD', 'IN', 'JJ', 'NN', 'CC', 'NN', ',', 'CC', 'IN', 'NNS', 'VBD', 'DT', 'JJ', 'NN', 'IN',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196" calcext:value-type="float">
            <text:p>196</text:p>
          </table:table-cell>
          <table:table-cell office:value-type="string" calcext:value-type="string">
            <text:p>Only out of the generosity of her aunt could she receive proper high school education in Syracuse, N. Y. where she breathed every scent of fresh clean air.</text:p>
            <text:p/>
          </table:table-cell>
          <table:table-cell office:value-type="string" calcext:value-type="string">
            <text:p>['Only', 'out', 'of', 'the', 'generosity', 'of', 'her', 'aunt', 'could', 'she', 'receive', 'proper', 'high', 'school', 'education', 'in', 'Syracuse', ',', 'N.', 'Y.', 'where', 'she', 'breathed', 'every', 'scent', 'of', 'fresh', 'clean', 'air', '.']</text:p>
          </table:table-cell>
          <table:table-cell office:value-type="string" calcext:value-type="string">
            <text:p>['RB', 'IN', 'IN', 'DT', 'NN', 'IN', 'PRP$', 'NN', 'MD', 'PRP', 'VB', 'JJ', 'JJ', 'NN', 'NN', 'IN', 'NNP', ',', 'NNP', 'NNP', 'WRB', 'PRP', 'VBD', 'DT', 'NN', 'IN', 'JJ', 'JJ',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200" calcext:value-type="float">
            <text:p>200</text:p>
          </table:table-cell>
          <table:table-cell office:value-type="string" calcext:value-type="string">
            <text:p>She returned home too, to assist in raising the other children.</text:p>
            <text:p/>
          </table:table-cell>
          <table:table-cell office:value-type="string" calcext:value-type="string">
            <text:p>['She', 'returned', 'home', 'too', ',', 'to', 'assist', 'in', 'raising', 'the', 'other', 'children', '.']</text:p>
          </table:table-cell>
          <table:table-cell office:value-type="string" calcext:value-type="string">
            <text:p>['PRP', 'VBD', 'RB', 'RB', ',', 'TO', 'VB', 'IN', 'VBG', 'DT', 'JJ',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202" calcext:value-type="float">
            <text:p>202</text:p>
          </table:table-cell>
          <table:table-cell table:style-name="ce10" office:value-type="string" calcext:value-type="string">
            <text:p>Marie would succeed and Aunt Bertha helped and assisted always.</text:p>
            <text:p/>
          </table:table-cell>
          <table:table-cell table:style-name="ce10" office:value-type="string" calcext:value-type="string">
            <text:p>['Marie', 'would', 'succeed', 'and', 'Aunt', 'Bertha', 'helped', 'and', 'assisted', 'always', '.']</text:p>
          </table:table-cell>
          <table:table-cell table:style-name="ce10" office:value-type="string" calcext:value-type="string">
            <text:p>['NNP', 'MD', 'VB', 'CC', 'NNP', 'NNP', 'VBD', 'CC', 'VBD', 'RB', '.']</text:p>
          </table:table-cell>
          <table:table-cell table:style-name="ce11" office:value-type="string" calcext:value-type="string">
            <text:p>Removed</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208" calcext:value-type="float">
            <text:p>208</text:p>
          </table:table-cell>
          <table:table-cell office:value-type="string" calcext:value-type="string">
            <text:p>The experiment they are doing is very important and the results will have influence on the lives of many people.</text:p>
            <text:p/>
          </table:table-cell>
          <table:table-cell office:value-type="string" calcext:value-type="string">
            <text:p>['The', 'experiment', 'they', 'are', 'doing', 'is', 'very', 'important', 'and', 'the', 'results', 'will', 'have', 'influence', 'on', 'the', 'lives', 'of', 'many', 'people', '.']</text:p>
          </table:table-cell>
          <table:table-cell office:value-type="string" calcext:value-type="string">
            <text:p>['DT', 'NN', 'PRP', 'VBP', 'VBG', 'VBZ', 'RB', 'JJ', 'CC', 'DT', 'NNS', 'MD', 'VB', 'NN', 'IN', 'DT', 'NNS', 'IN', 'JJ',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14" calcext:value-type="float">
            <text:p>214</text:p>
          </table:table-cell>
          <table:table-cell office:value-type="string" calcext:value-type="string">
            <text:p>The police chief is questioning the captain and is getting rather forceful.</text:p>
            <text:p/>
          </table:table-cell>
          <table:table-cell office:value-type="string" calcext:value-type="string">
            <text:p>['The', 'police', 'chief', 'is', 'questioning', 'the', 'captain', 'and', 'is', 'getting', 'rather', 'forceful', '.']</text:p>
          </table:table-cell>
          <table:table-cell office:value-type="string" calcext:value-type="string">
            <text:p>['DT', 'NN', 'NN', 'VBZ', 'VBG', 'DT', 'NN', 'CC', 'VBZ', 'VBG', 'RB',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The captain thinks the police chief is trying to be a little Caesar in his questioning and resents this.</text:p>
            <text:p/>
          </table:table-cell>
          <table:table-cell office:value-type="string" calcext:value-type="string">
            <text:p>['The', 'captain', 'thinks', 'the', 'police', 'chief', 'is', 'trying', 'to', 'be', 'a', 'little', 'Caesar', 'in', 'his', 'questioning', 'and', 'resents', 'this', '.']</text:p>
          </table:table-cell>
          <table:table-cell office:value-type="string" calcext:value-type="string">
            <text:p>['DT', 'NN', 'VBZ', 'DT', 'NN', 'NN', 'VBZ', 'VBG', 'TO', 'VB', 'DT', 'JJ', 'NNP', 'IN', 'PRP$', 'NN', 'CC', 'NNS', 'DT',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222" calcext:value-type="float">
            <text:p>222</text:p>
          </table:table-cell>
          <table:table-cell table:style-name="ce10" office:value-type="string" calcext:value-type="string">
            <text:p>He was deeply disappointed when his son chose a Naval career.</text:p>
            <text:p/>
          </table:table-cell>
          <table:table-cell table:style-name="ce10" office:value-type="string" calcext:value-type="string">
            <text:p>['He', 'was', 'deeply', 'disappointed', 'when', 'his', 'son', 'chose', 'a', 'Naval', 'career', '.']</text:p>
          </table:table-cell>
          <table:table-cell table:style-name="ce10" office:value-type="string" calcext:value-type="string">
            <text:p>['PRP', 'VBD', 'RB', 'JJ', 'WRB', 'PRP$', 'NN', 'VBD', 'DT', 'NNP',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33" calcext:value-type="float">
            <text:p>233</text:p>
          </table:table-cell>
          <table:table-cell office:value-type="string" calcext:value-type="string">
            <text:p>The fellow is insisting upon doing so, but the captain is, after all, the master.</text:p>
            <text:p/>
          </table:table-cell>
          <table:table-cell office:value-type="string" calcext:value-type="string">
            <text:p>['The', 'fellow', 'is', 'insisting', 'upon', 'doing', 'so', ',', 'but', 'the', 'captain', 'is', ',', 'after', 'all', ',', 'the', 'master', '.']</text:p>
          </table:table-cell>
          <table:table-cell office:value-type="string" calcext:value-type="string">
            <text:p>['DT', 'NN', 'VBZ', 'VBG', 'IN', 'VBG', 'RB', ',', 'CC', 'DT', 'NN', 'VBZ', ',', 'IN', 'DT', ',',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45" calcext:value-type="float">
            <text:p>245</text:p>
          </table:table-cell>
          <table:table-cell office:value-type="string" calcext:value-type="string">
            <text:p>The captain has discovered a stowaway and is in the process of severely reprimanding him.</text:p>
            <text:p/>
          </table:table-cell>
          <table:table-cell office:value-type="string" calcext:value-type="string">
            <text:p>['The', 'captain', 'has', 'discovered', 'a', 'stowaway', 'and', 'is', 'in', 'the', 'process', 'of', 'severely', 'reprimanding', 'him', '.']</text:p>
          </table:table-cell>
          <table:table-cell office:value-type="string" calcext:value-type="string">
            <text:p>['DT', 'NN', 'VBZ', 'VBN', 'DT', 'NN', 'CC', 'VBZ', 'IN', 'DT', 'NN', 'IN', 'RB', 'VBG', 'P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0" calcext:value-type="float">
            <text:p>250</text:p>
          </table:table-cell>
          <table:table-cell office:value-type="string" calcext:value-type="string">
            <text:p>The captain will reluctantly turn the stowaway in to the police.</text:p>
            <text:p/>
          </table:table-cell>
          <table:table-cell office:value-type="string" calcext:value-type="string">
            <text:p>['The', 'captain', 'will', 'reluctantly', 'turn', 'the', 'stowaway', 'in', 'to', 'the', 'police', '.']</text:p>
          </table:table-cell>
          <table:table-cell office:value-type="string" calcext:value-type="string">
            <text:p>['DT', 'NN', 'MD', 'RB', 'VB', 'DT', 'NN', 'IN', 'TO',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The owner has accused the captain of poor knowledge of sailing and of negligence.</text:p>
            <text:p/>
          </table:table-cell>
          <table:table-cell office:value-type="string" calcext:value-type="string">
            <text:p>['The', 'owner', 'has', 'accused', 'the', 'captain', 'of', 'poor', 'knowledge', 'of', 'sailing', 'and', 'of', 'negligence', '.']</text:p>
          </table:table-cell>
          <table:table-cell office:value-type="string" calcext:value-type="string">
            <text:p>['DT', 'NN', 'VBZ', 'VBN', 'DT', 'NN', 'IN', 'JJ', 'NN', 'IN', 'VBG', 'CC',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57" calcext:value-type="float">
            <text:p>257</text:p>
          </table:table-cell>
          <table:table-cell office:value-type="string" calcext:value-type="string">
            <text:p>The captain rather than give up the ship, will sink it in port.</text:p>
            <text:p/>
          </table:table-cell>
          <table:table-cell office:value-type="string" calcext:value-type="string">
            <text:p>['The', 'captain', 'rather', 'than', 'give', 'up', 'the', 'ship', ',', 'will', 'sink', 'it', 'in', 'port', '.']</text:p>
          </table:table-cell>
          <table:table-cell office:value-type="string" calcext:value-type="string">
            <text:p>['DT', 'NN', 'RB', 'IN', 'VB', 'RP', 'DT', 'NN', ',', 'MD', 'VB', 'PRP',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67" calcext:value-type="float">
            <text:p>267</text:p>
          </table:table-cell>
          <table:table-cell office:value-type="string" calcext:value-type="string">
            <text:p>The captain is complaining he was underpaid for the humiliation he encountered.</text:p>
            <text:p/>
          </table:table-cell>
          <table:table-cell office:value-type="string" calcext:value-type="string">
            <text:p>['The', 'captain', 'is', 'complaining', 'he', 'was', 'underpaid', 'for', 'the', 'humiliation', 'he', 'encountered', '.']</text:p>
          </table:table-cell>
          <table:table-cell office:value-type="string" calcext:value-type="string">
            <text:p>['DT', 'NN', 'VBZ', 'VBG', 'PRP', 'VBD', 'VBN', 'IN', 'DT', 'NN', 'PRP', 'VBD',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1" calcext:value-type="float">
            <text:p>271</text:p>
          </table:table-cell>
          <table:table-cell office:value-type="string" calcext:value-type="string">
            <text:p>Mr. Smith's having an argument with Captain Pright over his accommodation aboard ship.</text:p>
            <text:p/>
          </table:table-cell>
          <table:table-cell office:value-type="string" calcext:value-type="string">
            <text:p>['Mr.', 'Smith', "'s", 'having', 'an', 'argument', 'with', 'Captain', 'Pright', 'over', 'his', 'accommodation', 'aboard', 'ship', '.']</text:p>
          </table:table-cell>
          <table:table-cell office:value-type="string" calcext:value-type="string">
            <text:p>['NNP', 'NNP', 'POS', 'VBG', 'DT', 'NN', 'IN', 'NNP', 'NNP', 'IN', 'PRP$', 'NN',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3" calcext:value-type="float">
            <text:p>273</text:p>
          </table:table-cell>
          <table:table-cell office:value-type="string" calcext:value-type="string">
            <text:p>The captain can not see why Mr. Smith can't understand the mistake, and he is mad.</text:p>
            <text:p/>
          </table:table-cell>
          <table:table-cell office:value-type="string" calcext:value-type="string">
            <text:p>['The', 'captain', 'can', 'not', 'see', 'why', 'Mr.', 'Smith', 'ca', "n't", 'understand', 'the', 'mistake', ',', 'and', 'he', 'is', 'mad', '.']</text:p>
          </table:table-cell>
          <table:table-cell office:value-type="string" calcext:value-type="string">
            <text:p>['DT', 'NN', 'MD', 'RB', 'VB', 'WRB', 'NNP', 'NNP', 'MD', 'RB', 'VB', 'DT', 'NN', ',', 'CC', 'PRP', 'VBZ',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275" calcext:value-type="float">
            <text:p>275</text:p>
          </table:table-cell>
          <table:table-cell office:value-type="string" calcext:value-type="string">
            <text:p>Mr. Smith on the other hand is giving the captain a hard time to get a Class A cabin.</text:p>
            <text:p/>
          </table:table-cell>
          <table:table-cell office:value-type="string" calcext:value-type="string">
            <text:p>['Mr.', 'Smith', 'on', 'the', 'other', 'hand', 'is', 'giving', 'the', 'captain', 'a', 'hard', 'time', 'to', 'get', 'a', 'Class', 'A', 'cabin', '.']</text:p>
          </table:table-cell>
          <table:table-cell office:value-type="string" calcext:value-type="string">
            <text:p>['NNP', 'NNP', 'IN', 'DT', 'JJ', 'NN', 'VBZ', 'VBG', 'DT', 'NN', 'DT', 'JJ', 'NN', 'TO', 'VB', 'DT', 'NN', 'NN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304" calcext:value-type="float">
            <text:p>304</text:p>
          </table:table-cell>
          <table:table-cell table:style-name="ce10" office:value-type="string" calcext:value-type="string">
            <text:p>She has already drawn her conclusions and is now concentrating on remaining firm in her convictions against his persuasion.</text:p>
            <text:p/>
          </table:table-cell>
          <table:table-cell table:style-name="ce10" office:value-type="string" calcext:value-type="string">
            <text:p>['She', 'has', 'already', 'drawn', 'her', 'conclusions', 'and', 'is', 'now', 'concentrating', 'on', 'remaining', 'firm', 'in', 'her', 'convictions', 'against', 'his', 'persuasion', '.']</text:p>
          </table:table-cell>
          <table:table-cell table:style-name="ce10" office:value-type="string" calcext:value-type="string">
            <text:p>['PRP', 'VBZ', 'RB', 'VBN', 'PRP$', 'NNS', 'CC', 'VBZ', 'RB', 'VBG', 'IN', 'VBG', 'NN', 'IN', 'PRP$', 'NNS', 'IN', 'PRP$',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is attempts to convince her are becoming more and more distasteful to her and though she will not do it, she would like to leave.</text:p>
            <text:p/>
          </table:table-cell>
          <table:table-cell office:value-type="string" calcext:value-type="string">
            <text:p>['His', 'attempts', 'to', 'convince', 'her', 'are', 'becoming', 'more', 'and', 'more', 'distasteful', 'to', 'her', 'and', 'though', 'she', 'will', 'not', 'do', 'it', ',', 'she', 'would', 'like', 'to', 'leave', '.']</text:p>
          </table:table-cell>
          <table:table-cell office:value-type="string" calcext:value-type="string">
            <text:p>['PRP$', 'NNS', 'TO', 'VB', 'PRP$', 'VBP', 'VBG', 'JJR', 'CC', 'RBR', 'JJ', 'TO', 'PRP$', 'CC', 'IN', 'PRP', 'MD', 'RB', 'VB', 'PRP', ',', 'PRP', 'MD', 'VB', 'TO',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09" calcext:value-type="float">
            <text:p>309</text:p>
          </table:table-cell>
          <table:table-cell office:value-type="string" calcext:value-type="string">
            <text:p>The wife, head bent, was sad or in distress and the husband had taken her here for a walk on the beach and then a talk to cheer her up.</text:p>
            <text:p/>
          </table:table-cell>
          <table:table-cell office:value-type="string" calcext:value-type="string">
            <text:p>['The', 'wife', ',', 'head', 'bent', ',', 'was', 'sad', 'or', 'in', 'distress', 'and', 'the', 'husband', 'had', 'taken', 'her', 'here', 'for', 'a', 'walk', 'on', 'the', 'beach', 'and', 'then', 'a', 'talk', 'to', 'cheer', 'her', 'up', '.']</text:p>
          </table:table-cell>
          <table:table-cell office:value-type="string" calcext:value-type="string">
            <text:p>['DT', 'NN', ',', 'NN', 'NN', ',', 'VBD', 'JJ', 'CC', 'IN', 'NN', 'CC', 'DT', 'NN', 'VBD', 'VBN', 'PRP$', 'RB', 'IN', 'DT', 'NN', 'IN', 'DT', 'NN', 'CC', 'RB', 'DT', 'NN', 'TO', 'VB', 'PRP$', '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3" calcext:value-type="float">
            <text:p>353</text:p>
          </table:table-cell>
          <table:table-cell office:value-type="string" calcext:value-type="string">
            <text:p>Think of the credit she would get.</text:p>
            <text:p/>
          </table:table-cell>
          <table:table-cell office:value-type="string" calcext:value-type="string">
            <text:p>['Think', 'of', 'the', 'credit', 'she', 'would', 'get', '.']</text:p>
          </table:table-cell>
          <table:table-cell office:value-type="string" calcext:value-type="string">
            <text:p>['NN', 'IN', 'DT', 'NN', 'PRP', 'MD',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5" calcext:value-type="float">
            <text:p>355</text:p>
          </table:table-cell>
          <table:table-cell office:value-type="string" calcext:value-type="string">
            <text:p>She felt the desire to grab the culture from her associate so she could say that she found the answer.</text:p>
            <text:p/>
          </table:table-cell>
          <table:table-cell office:value-type="string" calcext:value-type="string">
            <text:p>['She', 'felt', 'the', 'desire', 'to', 'grab', 'the', 'culture', 'from', 'her', 'associate', 'so', 'she', 'could', 'say', 'that', 'she', 'found', 'the', 'answer', '.']</text:p>
          </table:table-cell>
          <table:table-cell office:value-type="string" calcext:value-type="string">
            <text:p>['PRP', 'VBD', 'DT', 'NN', 'TO', 'VB', 'DT', 'NN', 'IN', 'PRP$', 'NN', 'IN', 'PRP', 'MD', 'VB', 'IN', 'PRP', 'VBD',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57" calcext:value-type="float">
            <text:p>357</text:p>
          </table:table-cell>
          <table:table-cell office:value-type="string" calcext:value-type="string">
            <text:p>Everything is completely OK, she said, and watched the tension on the face opposite her release itself in a quick movement.</text:p>
            <text:p/>
          </table:table-cell>
          <table:table-cell office:value-type="string" calcext:value-type="string">
            <text:p>['Everything', 'is', 'completely', 'OK', ',', 'she', 'said', ',', 'and', 'watched', 'the', 'tension', 'on', 'the', 'face', 'opposite', 'her', 'release', 'itself', 'in', 'a', 'quick', 'movement', '.']</text:p>
          </table:table-cell>
          <table:table-cell office:value-type="string" calcext:value-type="string">
            <text:p>['NN', 'VBZ', 'RB', 'JJ', ',', 'PRP', 'VBD', ',', 'CC', 'VBD', 'DT', 'NN', 'IN', 'DT', 'NN', 'IN', 'PRP$', 'NN', 'PRP',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68" calcext:value-type="float">
            <text:p>368</text:p>
          </table:table-cell>
          <table:table-cell office:value-type="string" calcext:value-type="string">
            <text:p>If I can just get this bazooka out of my pocket before Madame finishes her experiment, I can kill her and the glory will be mine.</text:p>
            <text:p/>
          </table:table-cell>
          <table:table-cell office:value-type="string" calcext:value-type="string">
            <text:p>['If', 'I', 'can', 'just', 'get', 'this', 'bazooka', 'out', 'of', 'my', 'pocket', 'before', 'Madame', 'finishes', 'her', 'experiment', ',', 'I', 'can', 'kill', 'her', 'and', 'the', 'glory', 'will', 'be', 'mine', '.']</text:p>
          </table:table-cell>
          <table:table-cell office:value-type="string" calcext:value-type="string">
            <text:p>['IN', 'PRP', 'MD', 'RB', 'VB', 'DT', 'NN', 'IN', 'IN', 'PRP$', 'NN', 'IN', 'NNP', 'VBZ', 'PRP$', 'NN', ',', 'PRP', 'MD', 'VB', 'PRP', 'CC', 'DT', 'NN', 'MD', 'VB',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0" calcext:value-type="float">
            <text:p>370</text:p>
          </table:table-cell>
          <table:table-cell office:value-type="string" calcext:value-type="string">
            <text:p>Madame was also carrying a bazooka and being so possessive, she didn't want anyone else to get the credit.</text:p>
            <text:p/>
          </table:table-cell>
          <table:table-cell office:value-type="string" calcext:value-type="string">
            <text:p>['Madame', 'was', 'also', 'carrying', 'a', 'bazooka', 'and', 'being', 'so', 'possessive', ',', 'she', 'did', "n't", 'want', 'anyone', 'else', 'to', 'get', 'the', 'credit', '.']</text:p>
          </table:table-cell>
          <table:table-cell office:value-type="string" calcext:value-type="string">
            <text:p>['NN', 'VBD', 'RB', 'VBG', 'DT', 'NN', 'CC', 'VBG', 'RB', 'JJ', ',', 'PRP', 'VBD', 'RB', 'VB', 'NN', 'RB', 'TO', 'VB',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4" calcext:value-type="float">
            <text:p>374</text:p>
          </table:table-cell>
          <table:table-cell office:value-type="string" calcext:value-type="string">
            <text:p>Not only was Madame crushed by the thundering hooves but Josephine (the lieutenant's who led the charge fiancée) was mutilated beyond repair.</text:p>
            <text:p/>
          </table:table-cell>
          <table:table-cell office:value-type="string" calcext:value-type="string">
            <text:p>['Not', 'only', 'was', 'Madame', 'crushed', 'by', 'the', 'thundering', 'hooves', 'but', 'Josephine', '(', 'the', 'lieutenant', "'s", 'who', 'led', 'the', 'charge', 'fiancée', ')', 'was', 'mutilated', 'beyond', 'repair', '.']</text:p>
          </table:table-cell>
          <table:table-cell office:value-type="string" calcext:value-type="string">
            <text:p>['RB', 'RB', 'VBD', 'NNP', 'VBN', 'IN', 'DT', 'VBG', 'NNS', 'CC', 'NNP', '(', 'DT', 'NN', 'POS', 'WP', 'VBD', 'DT', 'NN', 'NN', ')', 'VBD', 'VBN',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7" calcext:value-type="float">
            <text:p>377</text:p>
          </table:table-cell>
          <table:table-cell office:value-type="string" calcext:value-type="string">
            <text:p>She is contemplating far more than the experiment--her hands behind her back are an accidental indication of the plans she is formulating to take over the position of her colleague only slightly her senior.</text:p>
            <text:p/>
          </table:table-cell>
          <table:table-cell office:value-type="string" calcext:value-type="string">
            <text:p>['She', 'is', 'contemplating', 'far', 'more', 'than', 'the', 'experiment', '--', 'her', 'hands', 'behind', 'her', 'back', 'are', 'an', 'accidental', 'indication', 'of', 'the', 'plans', 'she', 'is', 'formulating', 'to', 'take', 'over', 'the', 'position', 'of', 'her', 'colleague', 'only', 'slightly', 'her', 'senior', '.']</text:p>
          </table:table-cell>
          <table:table-cell office:value-type="string" calcext:value-type="string">
            <text:p>['PRP', 'VBZ', 'VBG', 'RB', 'JJR', 'IN', 'DT', 'NN', ':', 'PRP$', 'NNS', 'IN', 'PRP', 'RB', 'VBP', 'DT', 'JJ', 'NN', 'IN', 'DT', 'NNS', 'PRP', 'VBZ', 'VBG', 'TO', 'VB', 'RP', 'DT', 'NN', 'IN', 'PRP$', 'NN', 'RB', 'RB', 'PRP$',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79" calcext:value-type="float">
            <text:p>379</text:p>
          </table:table-cell>
          <table:table-cell office:value-type="string" calcext:value-type="string">
            <text:p>Unless she learns to fight for her life she will slowly but surely be eased from her hard-earned position at the facility.</text:p>
            <text:p/>
          </table:table-cell>
          <table:table-cell office:value-type="string" calcext:value-type="string">
            <text:p>['Unless', 'she', 'learns', 'to', 'fight', 'for', 'her', 'life', 'she', 'will', 'slowly', 'but', 'surely', 'be', 'eased', 'from', 'her', 'hard-earned', 'position', 'at', 'the', 'facility', '.']</text:p>
          </table:table-cell>
          <table:table-cell office:value-type="string" calcext:value-type="string">
            <text:p>['IN', 'PRP', 'VBZ', 'TO', 'VB', 'IN', 'PRP$', 'NN', 'PRP', 'MD', 'RB', 'CC', 'RB', 'VB', 'VBN', 'IN', 'PRP$', 'JJ', 'NN',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380" calcext:value-type="float">
            <text:p>380</text:p>
          </table:table-cell>
          <table:table-cell office:value-type="string" calcext:value-type="string">
            <text:p>It will require a great deal of bitter reconsideration of her friendship before she can accept the necessity of such a fight.</text:p>
            <text:p/>
          </table:table-cell>
          <table:table-cell office:value-type="string" calcext:value-type="string">
            <text:p>['It', 'will', 'require', 'a', 'great', 'deal', 'of', 'bitter', 'reconsideration', 'of', 'her', 'friendship', 'before', 'she', 'can', 'accept', 'the', 'necessity', 'of', 'such', 'a', 'fight', '.']</text:p>
          </table:table-cell>
          <table:table-cell office:value-type="string" calcext:value-type="string">
            <text:p>['PRP', 'MD', 'VB', 'DT', 'JJ', 'NN', 'IN', 'JJ', 'NN', 'IN', 'PRP$', 'NN', 'IN', 'PRP', 'MD', 'VB', 'DT', 'NN', 'IN', 'JJ', 'DT',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02" calcext:value-type="float">
            <text:p>402</text:p>
          </table:table-cell>
          <table:table-cell office:value-type="string" calcext:value-type="string">
            <text:p>Instead she is on the brink of discovering a cure for cancer and becoming not only world famous but also feeling fulfilled as a woman and a biochemist.</text:p>
            <text:p/>
          </table:table-cell>
          <table:table-cell office:value-type="string" calcext:value-type="string">
            <text:p>['Instead', 'she', 'is', 'on', 'the', 'brink', 'of', 'discovering', 'a', 'cure', 'for', 'cancer', 'and', 'becoming', 'not', 'only', 'world', 'famous', 'but', 'also', 'feeling', 'fulfilled', 'as', 'a', 'woman', 'and', 'a', 'biochemist', '.']</text:p>
          </table:table-cell>
          <table:table-cell office:value-type="string" calcext:value-type="string">
            <text:p>['RB', 'PRP', 'VBZ', 'IN', 'DT', 'NN', 'IN', 'VBG', 'DT', 'NN', 'IN', 'NN', 'CC', 'VBG', 'RB', 'RB', 'NN', 'JJ', 'CC', 'RB', 'VBG', 'VBN', 'IN', 'DT', 'NN', 'CC', 'DT',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405" calcext:value-type="float">
            <text:p>405</text:p>
          </table:table-cell>
          <table:table-cell office:value-type="string" calcext:value-type="string">
            <text:p>He is quite proud of his being chosen to skipper for this first voyage and is doing his best to attract attention to this honor.</text:p>
            <text:p/>
          </table:table-cell>
          <table:table-cell office:value-type="string" calcext:value-type="string">
            <text:p>['He', 'is', 'quite', 'proud', 'of', 'his', 'being', 'chosen', 'to', 'skipper', 'for', 'this', 'first', 'voyage', 'and', 'is', 'doing', 'his', 'best', 'to', 'attract', 'attention', 'to', 'this', 'honor', '.']</text:p>
          </table:table-cell>
          <table:table-cell office:value-type="string" calcext:value-type="string">
            <text:p>['PRP', 'VBZ', 'RB', 'JJ', 'IN', 'PRP$', 'VBG', 'VBN', 'TO', 'VB', 'IN', 'DT', 'JJ', 'NN', 'CC', 'VBZ', 'VBG', 'PRP$', 'JJS', 'TO', 'VB', 'NN', 'TO',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10" calcext:value-type="float">
            <text:p>410</text:p>
          </table:table-cell>
          <table:table-cell office:value-type="string" calcext:value-type="string">
            <text:p>The officer is trying to convince the civilian, an officer from the shipping line, that a new design for this type of ship would be beneficial.</text:p>
            <text:p/>
          </table:table-cell>
          <table:table-cell office:value-type="string" calcext:value-type="string">
            <text:p>['The', 'officer', 'is', 'trying', 'to', 'convince', 'the', 'civilian', ',', 'an', 'officer', 'from', 'the', 'shipping', 'line', ',', 'that', 'a', 'new', 'design', 'for', 'this', 'type', 'of', 'ship', 'would', 'be', 'beneficial', '.']</text:p>
          </table:table-cell>
          <table:table-cell office:value-type="string" calcext:value-type="string">
            <text:p>['DT', 'NN', 'VBZ', 'VBG', 'TO', 'VB', 'DT', 'NN', ',', 'DT', 'NN', 'IN', 'DT', 'NN', 'NN', ',', 'IN', 'DT', 'JJ', 'NN', 'IN', 'DT', 'NN', 'IN', 'NN', 'MD', 'VB', 'JJ',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10" office:value-type="float" office:value="417" calcext:value-type="float">
            <text:p>417</text:p>
          </table:table-cell>
          <table:table-cell table:style-name="ce10" office:value-type="string" calcext:value-type="string">
            <text:p>They are debating.</text:p>
            <text:p/>
          </table:table-cell>
          <table:table-cell table:style-name="ce10" office:value-type="string" calcext:value-type="string">
            <text:p>['They', 'are', 'debating', '.']</text:p>
          </table:table-cell>
          <table:table-cell table:style-name="ce10" office:value-type="string" calcext:value-type="string">
            <text:p>['PRP', 'VBP', 'VBG',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0" calcext:value-type="float">
            <text:p>420</text:p>
          </table:table-cell>
          <table:table-cell office:value-type="string" calcext:value-type="string">
            <text:p>He is most irate, because he wants no responsibility for the safety of his passengers, and is sailing strictly a naval cargo ship.</text:p>
            <text:p/>
          </table:table-cell>
          <table:table-cell office:value-type="string" calcext:value-type="string">
            <text:p>['He', 'is', 'most', 'irate', ',', 'because', 'he', 'wants', 'no', 'responsibility', 'for', 'the', 'safety', 'of', 'his', 'passengers', ',', 'and', 'is', 'sailing', 'strictly', 'a', 'naval', 'cargo', 'ship', '.']</text:p>
          </table:table-cell>
          <table:table-cell office:value-type="string" calcext:value-type="string">
            <text:p>['PRP', 'VBZ', 'JJS', 'JJ', ',', 'IN', 'PRP', 'VBZ', 'DT', 'NN', 'IN', 'DT', 'NN', 'IN', 'PRP$', 'NNS', ',', 'CC', 'VBZ', 'VBG', 'RB', 'DT', 'JJ', 'N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1" calcext:value-type="float">
            <text:p>421</text:p>
          </table:table-cell>
          <table:table-cell office:value-type="string" calcext:value-type="string">
            <text:p>The man is trying desperately to find his family in France, before all of the country falls to the Germans--he wishes to cross the English Channel and bring them to England.</text:p>
            <text:p/>
          </table:table-cell>
          <table:table-cell office:value-type="string" calcext:value-type="string">
            <text:p>['The', 'man', 'is', 'trying', 'desperately', 'to', 'find', 'his', 'family', 'in', 'France', ',', 'before', 'all', 'of', 'the', 'country', 'falls', 'to', 'the', 'Germans', '--', 'he', 'wishes', 'to', 'cross', 'the', 'English', 'Channel', 'and', 'bring', 'them', 'to', 'England', '.']</text:p>
          </table:table-cell>
          <table:table-cell office:value-type="string" calcext:value-type="string">
            <text:p>['DT', 'NN', 'VBZ', 'VBG', 'RB', 'TO', 'VB', 'PRP$', 'NN', 'IN', 'NNP', ',', 'IN', 'DT', 'IN', 'DT', 'NN', 'VBZ', 'TO', 'DT', 'NNPS', ':', 'PRP', 'VBZ', 'TO', 'VB', 'DT', 'NNP', 'NNP', 'CC', 'VB', 'PRP', 'TO', 'NNP',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422" calcext:value-type="float">
            <text:p>422</text:p>
          </table:table-cell>
          <table:table-cell office:value-type="string" calcext:value-type="string">
            <text:p>The man is desperate, considering becoming a stowaway; the captain sympathetic but stubborn, becoming increasingly angry.</text:p>
            <text:p/>
          </table:table-cell>
          <table:table-cell office:value-type="string" calcext:value-type="string">
            <text:p>['The', 'man', 'is', 'desperate', ',', 'considering', 'becoming', 'a', 'stowaway', ';', 'the', 'captain', 'sympathetic', 'but', 'stubborn', ',', 'becoming', 'increasingly', 'angry', '.']</text:p>
          </table:table-cell>
          <table:table-cell office:value-type="string" calcext:value-type="string">
            <text:p>['DT', 'NN', 'VBZ', 'JJ', ',', 'VBG', 'VBG', 'DT', 'NN', ':', 'DT', 'NN', 'JJ', 'CC', 'JJ', ',', 'VBG', 'RB',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8" calcext:value-type="float">
            <text:p>428</text:p>
          </table:table-cell>
          <table:table-cell office:value-type="string" calcext:value-type="string">
            <text:p>The admiral, or whatever, is bawling out the reporter for some expose magazine for trying to foment trouble in the ranks by bringing out one of the crewmen's unpleasant past.</text:p>
            <text:p/>
          </table:table-cell>
          <table:table-cell office:value-type="string" calcext:value-type="string">
            <text:p>['The', 'admiral', ',', 'or', 'whatever', ',', 'is', 'bawling', 'out', 'the', 'reporter', 'for', 'some', 'expose', 'magazine', 'for', 'trying', 'to', 'foment', 'trouble', 'in', 'the', 'ranks', 'by', 'bringing', 'out', 'one', 'of', 'the', 'crewmen', "'s", 'unpleasant', 'past', '.']</text:p>
          </table:table-cell>
          <table:table-cell office:value-type="string" calcext:value-type="string">
            <text:p>['DT', 'JJ', ',', 'CC', 'NN', ',', 'VBZ', 'VBG', 'RP', 'DT', 'NN', 'IN', 'DT', 'JJ', 'NN', 'IN', 'VBG', 'TO', 'VB', 'NN', 'IN', 'DT', 'NNS', 'IN', 'VBG', 'RP', 'CD', 'IN', 'DT', 'NNS', 'POS',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29" calcext:value-type="float">
            <text:p>429</text:p>
          </table:table-cell>
          <table:table-cell office:value-type="string" calcext:value-type="string">
            <text:p>The reporter has been stirring up unrest among the crew and dislike toward the crewmen in particular.</text:p>
            <text:p/>
          </table:table-cell>
          <table:table-cell office:value-type="string" calcext:value-type="string">
            <text:p>['The', 'reporter', 'has', 'been', 'stirring', 'up', 'unrest', 'among', 'the', 'crew', 'and', 'dislike', 'toward', 'the', 'crewmen', 'in', 'particular', '.']</text:p>
          </table:table-cell>
          <table:table-cell office:value-type="string" calcext:value-type="string">
            <text:p>['DT', 'NN', 'VBZ', 'VBN', 'VBG', 'RP', 'JJS', 'IN', 'DT', 'NN', 'CC', 'VB', 'IN', 'DT', 'NNS', 'IN',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2" calcext:value-type="float">
            <text:p>432</text:p>
          </table:table-cell>
          <table:table-cell office:value-type="string" calcext:value-type="string">
            <text:p>The officer will throw the reporter off the ship bodily and the reporter will find a skeleton in the officer's closet to embarrass him and cause him public disgrace.</text:p>
            <text:p/>
          </table:table-cell>
          <table:table-cell office:value-type="string" calcext:value-type="string">
            <text:p>['The', 'officer', 'will', 'throw', 'the', 'reporter', 'off', 'the', 'ship', 'bodily', 'and', 'the', 'reporter', 'will', 'find', 'a', 'skeleton', 'in', 'the', 'officer', "'s", 'closet', 'to', 'embarrass', 'him', 'and', 'cause', 'him', 'public', 'disgrace', '.']</text:p>
          </table:table-cell>
          <table:table-cell office:value-type="string" calcext:value-type="string">
            <text:p>['DT', 'NN', 'MD', 'VB', 'DT', 'NN', 'IN', 'DT', 'NN', 'RB', 'CC', 'DT', 'NN', 'MD', 'VB', 'DT', 'NN', 'IN', 'DT', 'NN', 'POS', 'NN', 'TO', 'VB', 'PRP', 'CC', 'VB', 'PRP',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4" calcext:value-type="float">
            <text:p>434</text:p>
          </table:table-cell>
          <table:table-cell office:value-type="string" calcext:value-type="string">
            <text:p>The officer is the captain because he obviously feels high up enough so he does not have to smile all the time at a man who wants to disobey his previous regulations --which have gotten him his high post and self-satisfied position.</text:p>
            <text:p/>
          </table:table-cell>
          <table:table-cell office:value-type="string" calcext:value-type="string">
            <text:p>['The', 'officer', 'is', 'the', 'captain', 'because', 'he', 'obviously', 'feels', 'high', 'up', 'enough', 'so', 'he', 'does', 'not', 'have', 'to', 'smile', 'all', 'the', 'time', 'at', 'a', 'man', 'who', 'wants', 'to', 'disobey', 'his', 'previous', 'regulations', '--', 'which', 'have', 'gotten', 'him', 'his', 'high', 'post', 'and', 'self-satisfied', 'position', '.']</text:p>
          </table:table-cell>
          <table:table-cell office:value-type="string" calcext:value-type="string">
            <text:p>['DT', 'NN', 'VBZ', 'DT', 'NN', 'IN', 'PRP', 'RB', 'VBZ', 'JJ', 'RB', 'RB', 'IN', 'PRP', 'VBZ', 'RB', 'VB', 'TO', 'VB', 'PDT', 'DT', 'NN', 'IN', 'DT', 'NN', 'WP', 'VBZ', 'TO', 'VB', 'PRP$', 'JJ', 'NNS', ':', 'WDT', 'VBP', 'VBN', 'PRP', 'PRP$', 'JJ', 'NN', 'CC',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38" calcext:value-type="float">
            <text:p>438</text:p>
          </table:table-cell>
          <table:table-cell office:value-type="string" calcext:value-type="string">
            <text:p>The captain of the S. S. United States is engaged in a furious discussion with the representative of the French Board of Quarantine.</text:p>
            <text:p/>
          </table:table-cell>
          <table:table-cell office:value-type="string" calcext:value-type="string">
            <text:p>['The', 'captain', 'of', 'the', 'S.', 'S.', 'United', 'States', 'is', 'engaged', 'in', 'a', 'furious', 'discussion', 'with', 'the', 'representative', 'of', 'the', 'French', 'Board', 'of', 'Quarantine', '.']</text:p>
          </table:table-cell>
          <table:table-cell office:value-type="string" calcext:value-type="string">
            <text:p>['DT', 'NN', 'IN', 'DT', 'NNP', 'NNP', 'NNP', 'NNPS', 'VBZ', 'VBN', 'IN', 'DT', 'JJ', 'NN', 'IN', 'DT', 'NN', 'IN', 'DT', 'NNP', 'NNP', 'IN',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41" calcext:value-type="float">
            <text:p>441</text:p>
          </table:table-cell>
          <table:table-cell office:value-type="string" calcext:value-type="string">
            <text:p>The French official has informed the captain that the ship will not be allowed to put in.</text:p>
            <text:p/>
          </table:table-cell>
          <table:table-cell office:value-type="string" calcext:value-type="string">
            <text:p>['The', 'French', 'official', 'has', 'informed', 'the', 'captain', 'that', 'the', 'ship', 'will', 'not', 'be', 'allowed', 'to', 'put', 'in', '.']</text:p>
          </table:table-cell>
          <table:table-cell office:value-type="string" calcext:value-type="string">
            <text:p>['DT', 'JJ', 'NN', 'VBZ', 'VBN', 'DT', 'NN', 'IN', 'DT', 'NN', 'MD', 'RB', 'VB', 'VBN', 'TO', 'VB', 'I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42" calcext:value-type="float">
            <text:p>442</text:p>
          </table:table-cell>
          <table:table-cell office:value-type="string" calcext:value-type="string">
            <text:p>The captain of course is trying desperately to convince him to allow the ship to land.</text:p>
            <text:p/>
          </table:table-cell>
          <table:table-cell office:value-type="string" calcext:value-type="string">
            <text:p>['The', 'captain', 'of', 'course', 'is', 'trying', 'desperately', 'to', 'convince', 'him', 'to', 'allow', 'the', 'ship', 'to', 'land', '.']</text:p>
          </table:table-cell>
          <table:table-cell office:value-type="string" calcext:value-type="string">
            <text:p>['DT', 'NN', 'IN', 'NN', 'VBZ', 'VBG', 'RB', 'TO', 'VB', 'PRP', 'TO', 'VB', 'DT', 'NN', 'TO',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2" calcext:value-type="float">
            <text:p>452</text:p>
          </table:table-cell>
          <table:table-cell office:value-type="string" calcext:value-type="string">
            <text:p>The captain is trying to convince the inspector that the ship is safe.</text:p>
            <text:p/>
          </table:table-cell>
          <table:table-cell office:value-type="string" calcext:value-type="string">
            <text:p>['The', 'captain', 'is', 'trying', 'to', 'convince', 'the', 'inspector', 'that', 'the', 'ship', 'is', 'safe', '.']</text:p>
          </table:table-cell>
          <table:table-cell office:value-type="string" calcext:value-type="string">
            <text:p>['DT', 'NN', 'VBZ', 'VBG', 'TO', 'VB', 'DT', 'NN', 'IN', 'DT', 'NN', 'VBZ',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4" calcext:value-type="float">
            <text:p>454</text:p>
          </table:table-cell>
          <table:table-cell office:value-type="string" calcext:value-type="string">
            <text:p>The captain is trying to get him to keep it quiet.</text:p>
            <text:p/>
          </table:table-cell>
          <table:table-cell office:value-type="string" calcext:value-type="string">
            <text:p>['The', 'captain', 'is', 'trying', 'to', 'get', 'him', 'to', 'keep', 'it', 'quiet', '.']</text:p>
          </table:table-cell>
          <table:table-cell office:value-type="string" calcext:value-type="string">
            <text:p>['DT', 'NN', 'VBZ', 'VBG', 'TO', 'VB', 'PRP', 'TO', 'VB', 'PRP',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55" calcext:value-type="float">
            <text:p>455</text:p>
          </table:table-cell>
          <table:table-cell office:value-type="string" calcext:value-type="string">
            <text:p>The captain bribes the inspector.</text:p>
            <text:p/>
          </table:table-cell>
          <table:table-cell office:value-type="string" calcext:value-type="string">
            <text:p>['The', 'captain', 'bribes', 'the', 'inspector', '.']</text:p>
          </table:table-cell>
          <table:table-cell office:value-type="string" calcext:value-type="string">
            <text:p>['DT', 'NN',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461" calcext:value-type="float">
            <text:p>461</text:p>
          </table:table-cell>
          <table:table-cell table:style-name="ce10" office:value-type="string" calcext:value-type="string">
            <text:p>Laurie's attempts to bring him confidence have failed.</text:p>
            <text:p/>
          </table:table-cell>
          <table:table-cell table:style-name="ce10" office:value-type="string" calcext:value-type="string">
            <text:p>['Laurie', "'s", 'attempts', 'to', 'bring', 'him', 'confidence', 'have', 'failed', '.']</text:p>
          </table:table-cell>
          <table:table-cell table:style-name="ce10" office:value-type="string" calcext:value-type="string">
            <text:p>['NNP', 'POS', 'NNS', 'TO', 'VB', 'PRP', 'NN', 'VBP', 'VB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75" calcext:value-type="float">
            <text:p>475</text:p>
          </table:table-cell>
          <table:table-cell office:value-type="string" calcext:value-type="string">
            <text:p>These two people are in love, they sit passively by the river and discuss their problem--How can they convince their parents that they want to get married?</text:p>
            <text:p/>
          </table:table-cell>
          <table:table-cell office:value-type="string" calcext:value-type="string">
            <text:p>['These', 'two', 'people', 'are', 'in', 'love', ',', 'they', 'sit', 'passively', 'by', 'the', 'river', 'and', 'discuss', 'their', 'problem', '--', 'How', 'can', 'they', 'convince', 'their', 'parents', 'that', 'they', 'want', 'to', 'get', 'married', '?']</text:p>
          </table:table-cell>
          <table:table-cell office:value-type="string" calcext:value-type="string">
            <text:p>['DT', 'CD', 'NNS', 'VBP', 'IN', 'NN', ',', 'PRP', 'VBP', 'RB', 'IN', 'DT', 'NN', 'CC', 'VB', 'PRP$', 'NN', ':', 'WRB', 'MD', 'PRP', 'VB', 'PRP$', 'NNS', 'IN', 'PRP', 'VBP', 'TO', 'VB', 'VB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10" office:value-type="float" office:value="476" calcext:value-type="float">
            <text:p>476</text:p>
          </table:table-cell>
          <table:table-cell table:style-name="ce10" office:value-type="string" calcext:value-type="string">
            <text:p>There has been violent opposition in both families.</text:p>
            <text:p/>
          </table:table-cell>
          <table:table-cell table:style-name="ce10" office:value-type="string" calcext:value-type="string">
            <text:p>['There', 'has', 'been', 'violent', 'opposition', 'in', 'both', 'families', '.']</text:p>
          </table:table-cell>
          <table:table-cell table:style-name="ce10" office:value-type="string" calcext:value-type="string">
            <text:p>['EX', 'VBZ', 'VBN', 'JJ', 'NN', 'IN', 'DT', 'NNS',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479" calcext:value-type="float">
            <text:p>479</text:p>
          </table:table-cell>
          <table:table-cell table:style-name="ce10" office:value-type="string" calcext:value-type="string">
            <text:p>Shall we wait and let our parents fight it out?</text:p>
            <text:p/>
          </table:table-cell>
          <table:table-cell table:style-name="ce10" office:value-type="string" calcext:value-type="string">
            <text:p>['Shall', 'we', 'wait', 'and', 'let', 'our', 'parents', 'fight', 'it', 'out', '?']</text:p>
          </table:table-cell>
          <table:table-cell table:style-name="ce10" office:value-type="string" calcext:value-type="string">
            <text:p>['NN', 'PRP', 'VBP', 'CC', 'VB', 'PRP$', 'NNS', 'VB', 'PRP', 'RP',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94" calcext:value-type="float">
            <text:p>494</text:p>
          </table:table-cell>
          <table:table-cell office:value-type="string" calcext:value-type="string">
            <text:p>It is probably a Sunday afternoon, and what better place to proposition a lady than a park bench on a beautiful day.</text:p>
            <text:p/>
          </table:table-cell>
          <table:table-cell office:value-type="string" calcext:value-type="string">
            <text:p>['It', 'is', 'probably', 'a', 'Sunday', 'afternoon', ',', 'and', 'what', 'better', 'place', 'to', 'proposition', 'a', 'lady', 'than', 'a', 'park', 'bench', 'on', 'a', 'beautiful', 'day', '.']</text:p>
          </table:table-cell>
          <table:table-cell office:value-type="string" calcext:value-type="string">
            <text:p>['PRP', 'VBZ', 'RB', 'DT', 'NNP', 'NN', ',', 'CC', 'WP', 'JJR', 'NN', 'TO', 'VB', 'DT', 'NN', 'IN', 'DT', 'NN', 'NN',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495" calcext:value-type="float">
            <text:p>495</text:p>
          </table:table-cell>
          <table:table-cell office:value-type="string" calcext:value-type="string">
            <text:p>He is probably impressing her with his tales of gore and revolutionary abilities before he pops the big question.</text:p>
            <text:p/>
          </table:table-cell>
          <table:table-cell office:value-type="string" calcext:value-type="string">
            <text:p>['He', 'is', 'probably', 'impressing', 'her', 'with', 'his', 'tales', 'of', 'gore', 'and', 'revolutionary', 'abilities', 'before', 'he', 'pops', 'the', 'big', 'question', '.']</text:p>
          </table:table-cell>
          <table:table-cell office:value-type="string" calcext:value-type="string">
            <text:p>['PRP', 'VBZ', 'RB', 'VBG', 'PRP', 'IN', 'PRP$', 'NNS', 'IN', 'NN', 'CC', 'JJ', 'NNS', 'IN', 'PRP', 'VBZ',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501" calcext:value-type="float">
            <text:p>501</text:p>
          </table:table-cell>
          <table:table-cell table:style-name="ce10" office:value-type="string" calcext:value-type="string">
            <text:p>They will be married and live happily together until he is discovered engaging in illegal activities and arrested by the KGB.</text:p>
            <text:p/>
          </table:table-cell>
          <table:table-cell table:style-name="ce10" office:value-type="string" calcext:value-type="string">
            <text:p>['They', 'will', 'be', 'married', 'and', 'live', 'happily', 'together', 'until', 'he', 'is', 'discovered', 'engaging', 'in', 'illegal', 'activities', 'and', 'arrested', 'by', 'the', 'KGB', '.']</text:p>
          </table:table-cell>
          <table:table-cell table:style-name="ce10" office:value-type="string" calcext:value-type="string">
            <text:p>['PRP', 'MD', 'VB', 'VBN', 'CC', 'JJ', 'RB', 'RB', 'IN', 'PRP', 'VBZ', 'VBN', 'VBG', 'IN', 'JJ', 'NNS', 'CC', 'VBN', 'IN', 'DT', 'NNP', '.']</text:p>
          </table:table-cell>
          <table:table-cell table:style-name="ce11" office:value-type="string" calcext:value-type="string">
            <text:p>Remov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Actually, it may be just a mural with a bridge on it, and the woman to the left may be a prisoner of the hatchet-faced character, but why he puts her there is unknown.</text:p>
            <text:p/>
          </table:table-cell>
          <table:table-cell office:value-type="string" calcext:value-type="string">
            <text:p>['Actually', ',', 'it', 'may', 'be', 'just', 'a', 'mural', 'with', 'a', 'bridge', 'on', 'it', ',', 'and', 'the', 'woman', 'to', 'the', 'left', 'may', 'be', 'a', 'prisoner', 'of', 'the', 'hatchet-faced', 'character', ',', 'but', 'why', 'he', 'puts', 'her', 'there', 'is', 'unknown', '.']</text:p>
          </table:table-cell>
          <table:table-cell office:value-type="string" calcext:value-type="string">
            <text:p>['RB', ',', 'PRP', 'MD', 'VB', 'RB', 'DT', 'JJ', 'IN', 'DT', 'NN', 'IN', 'PRP', ',', 'CC', 'DT', 'NN', 'TO', 'DT', 'NN', 'MD', 'VB', 'DT', 'NN', 'IN', 'DT', 'JJ', 'NN', ',', 'CC', 'WRB', 'PRP', 'VBZ', 'PRP$', 'EX', 'VBZ',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He is delighted that the woman seems uneasy about sitting under the bridge and probably thinks he knows that it won't fall on top of them.</text:p>
            <text:p/>
          </table:table-cell>
          <table:table-cell office:value-type="string" calcext:value-type="string">
            <text:p>['He', 'is', 'delighted', 'that', 'the', 'woman', 'seems', 'uneasy', 'about', 'sitting', 'under', 'the', 'bridge', 'and', 'probably', 'thinks', 'he', 'knows', 'that', 'it', 'wo', "n't", 'fall', 'on', 'top', 'of', 'them', '.']</text:p>
          </table:table-cell>
          <table:table-cell office:value-type="string" calcext:value-type="string">
            <text:p>['PRP', 'VBZ', 'VBN', 'IN', 'DT', 'NN', 'VBZ', 'JJ', 'IN', 'VBG', 'IN', 'DT', 'NN', 'CC', 'RB', 'VBZ', 'PRP', 'VBZ', 'IN', 'PRP', 'MD', 'RB', 'VB', 'IN', 'NN', 'IN', 'P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He enjoys showing his fearlessness to her by sitting in such a dangerous place, and she, in turn, stays because she is afraid to leave.</text:p>
            <text:p/>
          </table:table-cell>
          <table:table-cell office:value-type="string" calcext:value-type="string">
            <text:p>['He', 'enjoys', 'showing', 'his', 'fearlessness', 'to', 'her', 'by', 'sitting', 'in', 'such', 'a', 'dangerous', 'place', ',', 'and', 'she', ',', 'in', 'turn', ',', 'stays', 'because', 'she', 'is', 'afraid', 'to', 'leave', '.']</text:p>
          </table:table-cell>
          <table:table-cell office:value-type="string" calcext:value-type="string">
            <text:p>['PRP', 'VBZ', 'VBG', 'PRP$', 'NN', 'TO', 'PRP$', 'IN', 'VBG', 'IN', 'JJ', 'DT', 'JJ', 'NN', ',', 'CC', 'PRP', ',', 'IN', 'NN', ',', 'NNS', 'IN', 'PRP', 'VBZ', 'JJ', 'TO',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14" calcext:value-type="float">
            <text:p>514</text:p>
          </table:table-cell>
          <table:table-cell office:value-type="string" calcext:value-type="string">
            <text:p>The manager is talking about closed-circuit TV rights because millions will want to see the great event.</text:p>
            <text:p/>
          </table:table-cell>
          <table:table-cell office:value-type="string" calcext:value-type="string">
            <text:p>['The', 'manager', 'is', 'talking', 'about', 'closed-circuit', 'TV', 'rights', 'because', 'millions', 'will', 'want', 'to', 'see', 'the', 'great', 'event', '.']</text:p>
          </table:table-cell>
          <table:table-cell office:value-type="string" calcext:value-type="string">
            <text:p>['DT', 'NN', 'VBZ', 'VBG', 'IN', 'JJ', 'NN', 'NNS', 'IN', 'NNS', 'MD', 'VB', 'TO', 'VB',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538" calcext:value-type="float">
            <text:p>538</text:p>
          </table:table-cell>
          <table:table-cell table:style-name="ce10" office:value-type="string" calcext:value-type="string">
            <text:p>She was sure that whatever she did, her teacher--Mrs. White--would think it too elementary or the students, too, would laugh at her ignorance of chemistry.</text:p>
            <text:p/>
          </table:table-cell>
          <table:table-cell table:style-name="ce10" office:value-type="string" calcext:value-type="string">
            <text:p>['She', 'was', 'sure', 'that', 'whatever', 'she', 'did', ',', 'her', 'teacher', '--', 'Mrs.', 'White', '--', 'would', 'think', 'it', 'too', 'elementary', 'or', 'the', 'students', ',', 'too', ',', 'would', 'laugh', 'at', 'her', 'ignorance', 'of', 'chemistry', '.']</text:p>
          </table:table-cell>
          <table:table-cell table:style-name="ce10" office:value-type="string" calcext:value-type="string">
            <text:p>['PRP', 'VBD', 'JJ', 'IN', 'WDT', 'PRP', 'VBD', ',', 'PRP$', 'NN', ':', 'NNP', 'NNP', ':', 'MD', 'VB', 'PRP', 'RB', 'JJ', 'CC', 'DT', 'NNS', ',', 'RB', ',', 'MD', 'VB', 'IN', 'PRP$', 'NN', 'IN',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41" calcext:value-type="float">
            <text:p>541</text:p>
          </table:table-cell>
          <table:table-cell office:value-type="string" calcext:value-type="string">
            <text:p>Her teacher stood off to the side, watching exactly what she did as if trying to find fault while Miss Knowles nervously pipetted the solutions--about to choke ....</text:p>
            <text:p/>
          </table:table-cell>
          <table:table-cell office:value-type="string" calcext:value-type="string">
            <text:p>['Her', 'teacher', 'stood', 'off', 'to', 'the', 'side', ',', 'watching', 'exactly', 'what', 'she', 'did', 'as', 'if', 'trying', 'to', 'find', 'fault', 'while', 'Miss', 'Knowles', 'nervously', 'pipetted', 'the', 'solutions', '--', 'about', 'to', 'choke', '...', '.']</text:p>
          </table:table-cell>
          <table:table-cell office:value-type="string" calcext:value-type="string">
            <text:p>['PRP$', 'NN', 'VBD', 'RB', 'TO', 'DT', 'NN', ',', 'VBG', 'RB', 'WP', 'PRP', 'VBD', 'IN', 'IN', 'VBG', 'TO', 'VB', 'NN', 'IN', 'NNP', 'NNP', 'RB', 'VBD', 'DT', 'NNS', ':', 'IN', 'TO', 'VB', ':',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43" calcext:value-type="float">
            <text:p>543</text:p>
          </table:table-cell>
          <table:table-cell office:value-type="string" calcext:value-type="string">
            <text:p>The woman before the test tubes is a brilliant scientist at a well-known medical sanatorium.</text:p>
            <text:p/>
          </table:table-cell>
          <table:table-cell office:value-type="string" calcext:value-type="string">
            <text:p>['The', 'woman', 'before', 'the', 'test', 'tubes', 'is', 'a', 'brilliant', 'scientist', 'at', 'a', 'well-known', 'medical', 'sanatorium', '.']</text:p>
          </table:table-cell>
          <table:table-cell office:value-type="string" calcext:value-type="string">
            <text:p>['DT', 'NN', 'IN', 'DT', 'NN', 'NN', 'VBZ', 'DT', 'JJ', 'NN', 'IN', 'DT', 'JJ', 'JJ',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548" calcext:value-type="float">
            <text:p>548</text:p>
          </table:table-cell>
          <table:table-cell office:value-type="string" calcext:value-type="string">
            <text:p>The friend is about to break the news to her and give her moral support.</text:p>
            <text:p/>
          </table:table-cell>
          <table:table-cell office:value-type="string" calcext:value-type="string">
            <text:p>['The', 'friend', 'is', 'about', 'to', 'break', 'the', 'news', 'to', 'her', 'and', 'give', 'her', 'moral', 'support', '.']</text:p>
          </table:table-cell>
          <table:table-cell office:value-type="string" calcext:value-type="string">
            <text:p>['DT', 'NN', 'VBZ', 'IN', 'TO', 'VB', 'DT', 'NN', 'TO', 'PRP$', 'CC', 'VB', 'PRP$', 'JJ',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550" calcext:value-type="float">
            <text:p>550</text:p>
          </table:table-cell>
          <table:table-cell office:value-type="string" calcext:value-type="string">
            <text:p>She will go down in history as a savior.</text:p>
            <text:p/>
          </table:table-cell>
          <table:table-cell office:value-type="string" calcext:value-type="string">
            <text:p>['She', 'will', 'go', 'down', 'in', 'history', 'as', 'a', 'savior', '.']</text:p>
          </table:table-cell>
          <table:table-cell office:value-type="string" calcext:value-type="string">
            <text:p>['PRP', 'MD', 'VB', 'RP', 'IN', 'NN',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3" calcext:value-type="float">
            <text:p>573</text:p>
          </table:table-cell>
          <table:table-cell office:value-type="string" calcext:value-type="string">
            <text:p>The two scientists pictured here are having a heated argument about the experiments which the one of the left is performing.</text:p>
            <text:p/>
          </table:table-cell>
          <table:table-cell office:value-type="string" calcext:value-type="string">
            <text:p>['The', 'two', 'scientists', 'pictured', 'here', 'are', 'having', 'a', 'heated', 'argument', 'about', 'the', 'experiments', 'which', 'the', 'one', 'of', 'the', 'left', 'is', 'performing', '.']</text:p>
          </table:table-cell>
          <table:table-cell office:value-type="string" calcext:value-type="string">
            <text:p>['DT', 'CD', 'NNS', 'VBD', 'RB', 'VBP', 'VBG', 'DT', 'VBN', 'NN', 'IN', 'DT', 'NNS', 'WDT', 'DT', 'CD', 'IN', 'DT', 'NN', 'VBZ', 'VBG',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4" calcext:value-type="float">
            <text:p>574</text:p>
          </table:table-cell>
          <table:table-cell office:value-type="string" calcext:value-type="string">
            <text:p>She plans to inject human subjects with a serum that will make them lose their intelligence, their ability to think.</text:p>
            <text:p/>
          </table:table-cell>
          <table:table-cell office:value-type="string" calcext:value-type="string">
            <text:p>['She', 'plans', 'to', 'inject', 'human', 'subjects', 'with', 'a', 'serum', 'that', 'will', 'make', 'them', 'lose', 'their', 'intelligence', ',', 'their', 'ability', 'to', 'think', '.']</text:p>
          </table:table-cell>
          <table:table-cell office:value-type="string" calcext:value-type="string">
            <text:p>['PRP', 'VBZ', 'TO', 'VB', 'JJ', 'NNS', 'IN', 'DT', 'NN', 'WDT', 'MD', 'VB', 'PRP', 'VB', 'PRP$', 'NN', ',', 'PRP$', 'NN', 'TO',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5" calcext:value-type="float">
            <text:p>575</text:p>
          </table:table-cell>
          <table:table-cell office:value-type="string" calcext:value-type="string">
            <text:p>The scientist on the right is arguing that this is cruel and inhumane and she won't stand by and watch this take place.</text:p>
            <text:p/>
          </table:table-cell>
          <table:table-cell office:value-type="string" calcext:value-type="string">
            <text:p>['The', 'scientist', 'on', 'the', 'right', 'is', 'arguing', 'that', 'this', 'is', 'cruel', 'and', 'inhumane', 'and', 'she', 'wo', "n't", 'stand', 'by', 'and', 'watch', 'this', 'take', 'place', '.']</text:p>
          </table:table-cell>
          <table:table-cell office:value-type="string" calcext:value-type="string">
            <text:p>['DT', 'NN', 'IN', 'DT', 'NN', 'VBZ', 'VBG', 'IN', 'DT', 'VBZ', 'JJ', 'CC', 'NN', 'CC', 'PRP', 'MD', 'RB', 'VB', 'IN', 'CC', 'VB',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6" calcext:value-type="float">
            <text:p>576</text:p>
          </table:table-cell>
          <table:table-cell office:value-type="string" calcext:value-type="string">
            <text:p>The two have a fight and in the process the one on the right injects the serum into the other scientist.</text:p>
            <text:p/>
          </table:table-cell>
          <table:table-cell office:value-type="string" calcext:value-type="string">
            <text:p>['The', 'two', 'have', 'a', 'fight', 'and', 'in', 'the', 'process', 'the', 'one', 'on', 'the', 'right', 'injects', 'the', 'serum', 'into', 'the', 'other', 'scientist', '.']</text:p>
          </table:table-cell>
          <table:table-cell office:value-type="string" calcext:value-type="string">
            <text:p>['DT', 'CD', 'VBP', 'DT', 'NN', 'CC', 'IN', 'DT', 'NN', 'DT', 'NN', 'IN', 'DT', 'JJ', 'VBZ', 'DT', 'NN',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77" calcext:value-type="float">
            <text:p>577</text:p>
          </table:table-cell>
          <table:table-cell office:value-type="string" calcext:value-type="string">
            <text:p>It apparently is an effective serum as the scientist does lose all ability for rational thought and stabs and kills her adversary with a broken test tube.</text:p>
            <text:p/>
          </table:table-cell>
          <table:table-cell office:value-type="string" calcext:value-type="string">
            <text:p>['It', 'apparently', 'is', 'an', 'effective', 'serum', 'as', 'the', 'scientist', 'does', 'lose', 'all', 'ability', 'for', 'rational', 'thought', 'and', 'stabs', 'and', 'kills', 'her', 'adversary', 'with', 'a', 'broken', 'test', 'tube', '.']</text:p>
          </table:table-cell>
          <table:table-cell office:value-type="string" calcext:value-type="string">
            <text:p>['PRP', 'RB', 'VBZ', 'DT', 'JJ', 'NN', 'IN', 'DT', 'NN', 'VBZ', 'VB', 'DT', 'NN', 'IN', 'JJ', 'NN', 'CC', 'NN', 'CC', 'VBZ', 'PRP$', 'JJ', 'IN', 'DT', 'JJ', 'N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88" calcext:value-type="float">
            <text:p>588</text:p>
          </table:table-cell>
          <table:table-cell office:value-type="string" calcext:value-type="string">
            <text:p>This envy shows itself in the extremely picky way in which the teacher is guiding her pupil.</text:p>
            <text:p/>
          </table:table-cell>
          <table:table-cell office:value-type="string" calcext:value-type="string">
            <text:p>['This', 'envy', 'shows', 'itself', 'in', 'the', 'extremely', 'picky', 'way', 'in', 'which', 'the', 'teacher', 'is', 'guiding', 'her', 'pupil', '.']</text:p>
          </table:table-cell>
          <table:table-cell office:value-type="string" calcext:value-type="string">
            <text:p>['DT', 'NN', 'VBZ', 'PRP', 'IN', 'DT', 'RB', 'JJ', 'NN', 'IN', 'WDT', 'DT', 'NN', 'VBZ', 'VBG', 'PR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591" calcext:value-type="float">
            <text:p>591</text:p>
          </table:table-cell>
          <table:table-cell office:value-type="string" calcext:value-type="string">
            <text:p>The ship is a passenger cruise ship which has gotten a poor reputation for service to passengers.</text:p>
            <text:p/>
          </table:table-cell>
          <table:table-cell office:value-type="string" calcext:value-type="string">
            <text:p>['The', 'ship', 'is', 'a', 'passenger', 'cruise', 'ship', 'which', 'has', 'gotten', 'a', 'poor', 'reputation', 'for', 'service', 'to', 'passengers', '.']</text:p>
          </table:table-cell>
          <table:table-cell office:value-type="string" calcext:value-type="string">
            <text:p>['DT', 'NN', 'VBZ', 'DT', 'NN', 'NN', 'NN', 'WDT', 'VBZ', 'VBN', 'DT', 'JJ', 'NN', 'IN', 'NN', 'TO',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08" calcext:value-type="float">
            <text:p>608</text:p>
          </table:table-cell>
          <table:table-cell office:value-type="string" calcext:value-type="string">
            <text:p>They have done this before, but the captain knows that the smuggler is slow in paying for the favor and the captain is demanding payment now.</text:p>
            <text:p/>
          </table:table-cell>
          <table:table-cell office:value-type="string" calcext:value-type="string">
            <text:p>['They', 'have', 'done', 'this', 'before', ',', 'but', 'the', 'captain', 'knows', 'that', 'the', 'smuggler', 'is', 'slow', 'in', 'paying', 'for', 'the', 'favor', 'and', 'the', 'captain', 'is', 'demanding', 'payment', 'now', '.']</text:p>
          </table:table-cell>
          <table:table-cell office:value-type="string" calcext:value-type="string">
            <text:p>['PRP', 'VBP', 'VBN', 'DT', 'IN', ',', 'CC', 'DT', 'NN', 'VBZ', 'IN', 'DT', 'NN', 'VBZ', 'JJ', 'IN', 'VBG', 'IN', 'DT', 'NN', 'CC', 'DT', 'NN', 'VBZ', 'VBG', 'NN',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640" calcext:value-type="float">
            <text:p>640</text:p>
          </table:table-cell>
          <table:table-cell table:style-name="ce10" office:value-type="string" calcext:value-type="string">
            <text:p>He has been purchasing tickets for 4 years now and is trying to convince Zelda that his lucky number is coming up soon!</text:p>
            <text:p/>
          </table:table-cell>
          <table:table-cell table:style-name="ce10" office:value-type="string" calcext:value-type="string">
            <text:p>['He', 'has', 'been', 'purchasing', 'tickets', 'for', '4', 'years', 'now', 'and', 'is', 'trying', 'to', 'convince', 'Zelda', 'that', 'his', 'lucky', 'number', 'is', 'coming', 'up', 'soon', '!']</text:p>
          </table:table-cell>
          <table:table-cell table:style-name="ce10" office:value-type="string" calcext:value-type="string">
            <text:p>['PRP', 'VBZ', 'VBN', 'VBG', 'NNS', 'IN', 'CD', 'NNS', 'RB', 'CC', 'VBZ', 'VBG', 'TO', 'VB', 'NNP', 'IN', 'PRP$', 'JJ', 'NN', 'VBZ', 'VBG', 'RP', 'RB',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41" calcext:value-type="float">
            <text:p>641</text:p>
          </table:table-cell>
          <table:table-cell office:value-type="string" calcext:value-type="string">
            <text:p>This is the bank of the Charles River where this young con artist is explaining to an innocent college student how he has become the youngest full professor at M.I.T.</text:p>
            <text:p/>
          </table:table-cell>
          <table:table-cell office:value-type="string" calcext:value-type="string">
            <text:p>['This', 'is', 'the', 'bank', 'of', 'the', 'Charles', 'River', 'where', 'this', 'young', 'con', 'artist', 'is', 'explaining', 'to', 'an', 'innocent', 'college', 'student', 'how', 'he', 'has', 'become', 'the', 'youngest', 'full', 'professor', 'at', 'M.I.T', '.']</text:p>
          </table:table-cell>
          <table:table-cell office:value-type="string" calcext:value-type="string">
            <text:p>['DT', 'VBZ', 'DT', 'NN', 'IN', 'DT', 'NNP', 'NNP', 'WRB', 'DT', 'JJ', 'NN', 'NN', 'VBZ', 'VBG', 'TO', 'DT', 'JJ', 'NN', 'NN', 'WRB', 'PRP', 'VBZ', 'VBN', 'DT', 'JJS', 'JJ', 'NN', 'IN', 'NNP',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642" calcext:value-type="float">
            <text:p>642</text:p>
          </table:table-cell>
          <table:table-cell office:value-type="string" calcext:value-type="string">
            <text:p>She is unconvinced but enjoys the attention knowing he is oblivious to her highly infectious fatal disease.</text:p>
            <text:p/>
          </table:table-cell>
          <table:table-cell office:value-type="string" calcext:value-type="string">
            <text:p>['She', 'is', 'unconvinced', 'but', 'enjoys', 'the', 'attention', 'knowing', 'he', 'is', 'oblivious', 'to', 'her', 'highly', 'infectious', 'fatal', 'disease', '.']</text:p>
          </table:table-cell>
          <table:table-cell office:value-type="string" calcext:value-type="string">
            <text:p>['PRP', 'VBZ', 'JJ', 'CC', 'VBZ', 'DT', 'NN', 'NN', 'PRP', 'VBZ', 'JJ', 'TO', 'PRP$', 'RB', 'JJ',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660" calcext:value-type="float">
            <text:p>660</text:p>
          </table:table-cell>
          <table:table-cell office:value-type="string" calcext:value-type="string">
            <text:p>The president had been bitten earlier that day by a rabid dog.</text:p>
            <text:p/>
          </table:table-cell>
          <table:table-cell office:value-type="string" calcext:value-type="string">
            <text:p>['The', 'president', 'had', 'been', 'bitten', 'earlier', 'that', 'day', 'by', 'a', 'rabid', 'dog', '.']</text:p>
          </table:table-cell>
          <table:table-cell office:value-type="string" calcext:value-type="string">
            <text:p>['DT', 'NN', 'VBD', 'VBN', 'VBN', 'RBR', 'DT', 'NN', 'IN', 'DT', 'N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05" calcext:value-type="float">
            <text:p>705</text:p>
          </table:table-cell>
          <table:table-cell office:value-type="string" calcext:value-type="string">
            <text:p>The princess has come along in the hopes of convincing Mickey to move to Egypt with her and the horses.</text:p>
            <text:p/>
          </table:table-cell>
          <table:table-cell office:value-type="string" calcext:value-type="string">
            <text:p>['The', 'princess', 'has', 'come', 'along', 'in', 'the', 'hopes', 'of', 'convincing', 'Mickey', 'to', 'move', 'to', 'Egypt', 'with', 'her', 'and', 'the', 'horses', '.']</text:p>
          </table:table-cell>
          <table:table-cell office:value-type="string" calcext:value-type="string">
            <text:p>['DT', 'NN', 'VBZ', 'VBN', 'IN', 'IN', 'DT', 'NNS', 'IN', 'VBG', 'NNP', 'TO', 'VB', 'TO', 'NNP', 'IN', 'PRP$', 'CC', 'DT',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707" calcext:value-type="float">
            <text:p>707</text:p>
          </table:table-cell>
          <table:table-cell table:style-name="ce10" office:value-type="string" calcext:value-type="string">
            <text:p>Mickey, however, is not interested and is trying to convince her to bring the horses to the U.S.A.</text:p>
            <text:p/>
          </table:table-cell>
          <table:table-cell table:style-name="ce10" office:value-type="string" calcext:value-type="string">
            <text:p>['Mickey', ',', 'however', ',', 'is', 'not', 'interested', 'and', 'is', 'trying', 'to', 'convince', 'her', 'to', 'bring', 'the', 'horses', 'to', 'the', 'U.S.A', '.']</text:p>
          </table:table-cell>
          <table:table-cell table:style-name="ce10" office:value-type="string" calcext:value-type="string">
            <text:p>['NNP', ',', 'RB', ',', 'VBZ', 'RB', 'JJ', 'CC', 'VBZ', 'VBG', 'TO', 'VB', 'PRP$', 'TO', 'VB', 'DT', 'NNS', 'TO', 'DT', 'NNP',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12" calcext:value-type="float">
            <text:p>712</text:p>
          </table:table-cell>
          <table:table-cell office:value-type="string" calcext:value-type="string">
            <text:p>Meg is trying to persuade Dad to return the horses to the barn which he borrowed them from.</text:p>
            <text:p/>
          </table:table-cell>
          <table:table-cell office:value-type="string" calcext:value-type="string">
            <text:p>['Meg', 'is', 'trying', 'to', 'persuade', 'Dad', 'to', 'return', 'the', 'horses', 'to', 'the', 'barn', 'which', 'he', 'borrowed', 'them', 'from', '.']</text:p>
          </table:table-cell>
          <table:table-cell office:value-type="string" calcext:value-type="string">
            <text:p>['NNP', 'VBZ', 'VBG', 'TO', 'VB', 'NNP', 'TO', 'VB', 'DT', 'NNS', 'TO', 'DT', 'NN', 'WDT', 'PRP', 'VBD', 'PRP', 'I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14" calcext:value-type="float">
            <text:p>714</text:p>
          </table:table-cell>
          <table:table-cell office:value-type="string" calcext:value-type="string">
            <text:p>Happily the dog becomes a star in the movies and buys a house in Big Sur.</text:p>
            <text:p/>
          </table:table-cell>
          <table:table-cell office:value-type="string" calcext:value-type="string">
            <text:p>['Happily', 'the', 'dog', 'becomes', 'a', 'star', 'in', 'the', 'movies', 'and', 'buys', 'a', 'house', 'in', 'Big', 'Sur', '.']</text:p>
          </table:table-cell>
          <table:table-cell office:value-type="string" calcext:value-type="string">
            <text:p>['RB', 'DT', 'NN', 'VBZ', 'DT', 'NN', 'IN', 'DT', 'NNS', 'CC', 'VBZ', 'DT', 'NN', 'IN', 'NNP', 'NN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34" calcext:value-type="float">
            <text:p>734</text:p>
          </table:table-cell>
          <table:table-cell office:value-type="string" calcext:value-type="string">
            <text:p>The ship's captain is arguing with the police inspector that the crewman fell into the hold and died by accident.</text:p>
            <text:p/>
          </table:table-cell>
          <table:table-cell office:value-type="string" calcext:value-type="string">
            <text:p>['The', 'ship', "'s", 'captain', 'is', 'arguing', 'with', 'the', 'police', 'inspector', 'that', 'the', 'crewman', 'fell', 'into', 'the', 'hold', 'and', 'died', 'by', 'accident', '.']</text:p>
          </table:table-cell>
          <table:table-cell office:value-type="string" calcext:value-type="string">
            <text:p>['DT', 'NN', 'POS', 'NN', 'VBZ', 'VBG', 'IN', 'DT', 'NN', 'NN', 'IN', 'DT', 'NN', 'VBD', 'IN', 'DT', 'NN', 'CC', 'VBN',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44" calcext:value-type="float">
            <text:p>744</text:p>
          </table:table-cell>
          <table:table-cell office:value-type="string" calcext:value-type="string">
            <text:p>The captain is sternly explaining to the detective he must find the thief before they reach port.</text:p>
            <text:p/>
          </table:table-cell>
          <table:table-cell office:value-type="string" calcext:value-type="string">
            <text:p>['The', 'captain', 'is', 'sternly', 'explaining', 'to', 'the', 'detective', 'he', 'must', 'find', 'the', 'thief', 'before', 'they', 'reach', 'port', '.']</text:p>
          </table:table-cell>
          <table:table-cell office:value-type="string" calcext:value-type="string">
            <text:p>['DT', 'NN', 'VBZ', 'RB', 'VBG', 'TO', 'DT', 'NN', 'PRP', 'MD', 'VB', 'DT', 'NN', 'IN', 'PRP', 'VB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45" calcext:value-type="float">
            <text:p>745</text:p>
          </table:table-cell>
          <table:table-cell office:value-type="string" calcext:value-type="string">
            <text:p>After much interviewing of passengers and crew the detective deduces that the thief is one of the crew he sets a trap using a diamond ring and the thief springs for it and is caught red-handed.</text:p>
            <text:p/>
          </table:table-cell>
          <table:table-cell office:value-type="string" calcext:value-type="string">
            <text:p>['After', 'much', 'interviewing', 'of', 'passengers', 'and', 'crew', 'the', 'detective', 'deduces', 'that', 'the', 'thief', 'is', 'one', 'of', 'the', 'crew', 'he', 'sets', 'a', 'trap', 'using', 'a', 'diamond', 'ring', 'and', 'the', 'thief', 'springs', 'for', 'it', 'and', 'is', 'caught', 'red-handed', '.']</text:p>
          </table:table-cell>
          <table:table-cell office:value-type="string" calcext:value-type="string">
            <text:p>['IN', 'JJ', 'NN', 'IN', 'NNS', 'CC', 'VBD', 'DT', 'JJ', 'NNS', 'IN', 'DT', 'NN', 'VBZ', 'CD', 'IN', 'DT', 'NN', 'PRP', 'VBZ', 'DT', 'NN', 'VBG', 'DT', 'NN', 'NN', 'CC', 'DT', 'NN', 'NNS', 'IN', 'PRP', 'CC', 'VBZ', 'VBN',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57" calcext:value-type="float">
            <text:p>757</text:p>
          </table:table-cell>
          <table:table-cell office:value-type="string" calcext:value-type="string">
            <text:p>You ain't moving' this ferry no place till we find out whose car contains more of that stolen loot from the Museum, he said gruffly.</text:p>
            <text:p/>
          </table:table-cell>
          <table:table-cell office:value-type="string" calcext:value-type="string">
            <text:p>['You', 'ai', "n't", 'moving', "'", 'this', 'ferry', 'no', 'place', 'till', 'we', 'find', 'out', 'whose', 'car', 'contains', 'more', 'of', 'that', 'stolen', 'loot', 'from', 'the', 'Museum', ',', 'he', 'said', 'gruffly', '.']</text:p>
          </table:table-cell>
          <table:table-cell office:value-type="string" calcext:value-type="string">
            <text:p>['PRP', 'VBP', 'RB', 'VBG', "''", 'DT', 'VBZ', 'DT', 'NN', 'NN', 'PRP', 'VBP', 'RP', 'WP$', 'NN', 'VBZ', 'JJR', 'IN', 'DT', 'VBN', 'NN', 'IN', 'DT', 'NNP', ',', 'PRP', 'VBD',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761" calcext:value-type="float">
            <text:p>761</text:p>
          </table:table-cell>
          <table:table-cell office:value-type="string" calcext:value-type="string">
            <text:p>The officer is answering questions from the customs  officer and is annoyed because he is losing time.</text:p>
            <text:p/>
          </table:table-cell>
          <table:table-cell office:value-type="string" calcext:value-type="string">
            <text:p>['The', 'officer', 'is', 'answering', 'questions', 'from', 'the', 'customs', 'officer', 'and', 'is', 'annoyed', 'because', 'he', 'is', 'losing', 'time', '.']</text:p>
          </table:table-cell>
          <table:table-cell office:value-type="string" calcext:value-type="string">
            <text:p>['DT', 'NN', 'VBZ', 'VBG', 'NNS', 'IN', 'DT', 'NNS', 'NN', 'CC', 'VBZ', 'VBN', 'IN', 'PRP', 'VBZ',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800" calcext:value-type="float">
            <text:p>800</text:p>
          </table:table-cell>
          <table:table-cell office:value-type="string" calcext:value-type="string">
            <text:p>Let's rob a bank or something, dump yesterday and today for tomorrow.</text:p>
            <text:p/>
          </table:table-cell>
          <table:table-cell office:value-type="string" calcext:value-type="string">
            <text:p>['Let', "'s", 'rob', 'a', 'bank', 'or', 'something', ',', 'dump', 'yesterday', 'and', 'today', 'for', 'tomorrow', '.']</text:p>
          </table:table-cell>
          <table:table-cell office:value-type="string" calcext:value-type="string">
            <text:p>['VB', 'PRP', 'VB', 'DT', 'NN', 'CC', 'NN', ',', 'NN', 'NN', 'CC', 'NN',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809" calcext:value-type="float">
            <text:p>809</text:p>
          </table:table-cell>
          <table:table-cell table:style-name="ce10" office:value-type="string" calcext:value-type="string">
            <text:p>I'll hold you.</text:p>
            <text:p/>
          </table:table-cell>
          <table:table-cell table:style-name="ce10" office:value-type="string" calcext:value-type="string">
            <text:p>['I', "'ll", 'hold', 'you', '.']</text:p>
          </table:table-cell>
          <table:table-cell table:style-name="ce10" office:value-type="string" calcext:value-type="string">
            <text:p>['PRP', 'MD', 'VB', 'PRP', '.']</text:p>
          </table:table-cell>
          <table:table-cell table:style-name="ce11" office:value-type="string" calcext:value-type="string">
            <text:p>Remov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office:value-type="float" office:value="922" calcext:value-type="float">
            <text:p>922</text:p>
          </table:table-cell>
          <table:table-cell office:value-type="string" calcext:value-type="string">
            <text:p>He's happy at first but convinces her to go back to the city.</text:p>
            <text:p/>
          </table:table-cell>
          <table:table-cell office:value-type="string" calcext:value-type="string">
            <text:p>['He', "'s", 'happy', 'at', 'first', 'but', 'convinces', 'her', 'to', 'go', 'back', 'to', 'the', 'city', '.']</text:p>
          </table:table-cell>
          <table:table-cell office:value-type="string" calcext:value-type="string">
            <text:p>['PRP', 'VBZ', 'JJ', 'IN', 'JJ', 'CC', 'VBZ', 'PRP$', 'TO', 'VB', 'RB', 'TO',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29" calcext:value-type="float">
            <text:p>929</text:p>
          </table:table-cell>
          <table:table-cell office:value-type="string" calcext:value-type="string">
            <text:p>Why does this jerk have to drag us along on his little walks, anyway?</text:p>
            <text:p/>
          </table:table-cell>
          <table:table-cell office:value-type="string" calcext:value-type="string">
            <text:p>['Why', 'does', 'this', 'jerk', 'have', 'to', 'drag', 'us', 'along', 'on', 'his', 'little', 'walks', ',', 'anyway', '?']</text:p>
          </table:table-cell>
          <table:table-cell office:value-type="string" calcext:value-type="string">
            <text:p>['WRB', 'VBZ', 'DT', 'NN', 'VBP', 'TO', 'VB', 'PRP', 'RP', 'IN', 'PRP$', 'JJ', 'NNS', ',',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1" calcext:value-type="float">
            <text:p>931</text:p>
          </table:table-cell>
          <table:table-cell office:value-type="string" calcext:value-type="string">
            <text:p>He had company this weekend and Thistle knew that that meant tours of the farm, rides, demonstrations of currying (and then of course the city human would try it and that hurt!</text:p>
            <text:p/>
          </table:table-cell>
          <table:table-cell office:value-type="string" calcext:value-type="string">
            <text:p>['He', 'had', 'company', 'this', 'weekend', 'and', 'Thistle', 'knew', 'that', 'that', 'meant', 'tours', 'of', 'the', 'farm', ',', 'rides', ',', 'demonstrations', 'of', 'currying', '(', 'and', 'then', 'of', 'course', 'the', 'city', 'human', 'would', 'try', 'it', 'and', 'that', 'hurt', '!']</text:p>
          </table:table-cell>
          <table:table-cell office:value-type="string" calcext:value-type="string">
            <text:p>['PRP', 'VBD', 'NN', 'DT', 'NN', 'CC', 'NNP', 'VBD', 'IN', 'DT', 'VBD', 'NNS', 'IN', 'DT', 'NN', ',', 'NNS', ',', 'NNS', 'IN', 'NN', '(', 'CC', 'RB', 'IN', 'NN', 'DT', 'NN', 'NN', 'MD', 'VB', 'PRP', 'CC',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34" calcext:value-type="float">
            <text:p>934</text:p>
          </table:table-cell>
          <table:table-cell office:value-type="string" calcext:value-type="string">
            <text:p>Oh well, she sighed, We're almost back to the stall and we can relax, but damn I wish he'd stop pulling on that rope!</text:p>
            <text:p/>
          </table:table-cell>
          <table:table-cell office:value-type="string" calcext:value-type="string">
            <text:p>['Oh', 'well', ',', 'she', 'sighed', ',', 'We', "'re", 'almost', 'back', 'to', 'the', 'stall', 'and', 'we', 'can', 'relax', ',', 'but', 'damn', 'I', 'wish', 'he', "'d", 'stop', 'pulling', 'on', 'that', 'rope', '!']</text:p>
          </table:table-cell>
          <table:table-cell office:value-type="string" calcext:value-type="string">
            <text:p>['NNP', 'RB', ',', 'PRP', 'VBD', ',', 'PRP', 'VBP', 'RB', 'RB', 'TO', 'DT', 'NN', 'CC', 'PRP', 'MD', 'VB', ',', 'CC', 'VBP', 'PRP', 'VBP', 'PRP', 'MD', 'VB', 'VBG',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40" calcext:value-type="float">
            <text:p>940</text:p>
          </table:table-cell>
          <table:table-cell office:value-type="string" calcext:value-type="string">
            <text:p>He is enjoying the attention he is receiving from the younger woman and although he would like to make an advance, I doubt anything other than thoughts will occur.</text:p>
            <text:p/>
          </table:table-cell>
          <table:table-cell office:value-type="string" calcext:value-type="string">
            <text:p>['He', 'is', 'enjoying', 'the', 'attention', 'he', 'is', 'receiving', 'from', 'the', 'younger', 'woman', 'and', 'although', 'he', 'would', 'like', 'to', 'make', 'an', 'advance', ',', 'I', 'doubt', 'anything', 'other', 'than', 'thoughts', 'will', 'occur', '.']</text:p>
          </table:table-cell>
          <table:table-cell office:value-type="string" calcext:value-type="string">
            <text:p>['PRP', 'VBZ', 'VBG', 'DT', 'NN', 'PRP', 'VBZ', 'VBG', 'IN', 'DT', 'JJR', 'NN', 'CC', 'IN', 'PRP', 'MD', 'VB', 'TO', 'VB', 'DT', 'NN', ',', 'PRP', 'VBP', 'NN', 'JJ', 'IN', 'NNS', 'MD',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50" calcext:value-type="float">
            <text:p>950</text:p>
          </table:table-cell>
          <table:table-cell office:value-type="string" calcext:value-type="string">
            <text:p>Now, one of them has called her and told her that the Freeholder Board's Director will try to force the Welfare Board Director to resign.</text:p>
            <text:p/>
          </table:table-cell>
          <table:table-cell office:value-type="string" calcext:value-type="string">
            <text:p>['Now', ',', 'one', 'of', 'them', 'has', 'called', 'her', 'and', 'told', 'her', 'that', 'the', 'Freeholder', 'Board', "'s", 'Director', 'will', 'try', 'to', 'force', 'the', 'Welfare', 'Board', 'Director', 'to', 'resign', '.']</text:p>
          </table:table-cell>
          <table:table-cell office:value-type="string" calcext:value-type="string">
            <text:p>['RB', ',', 'CD', 'IN', 'PRP', 'VBZ', 'VBN', 'PRP', 'CC', 'VBD', 'PRP', 'IN', 'DT', 'NNP', 'NNP', 'POS', 'NNP', 'MD', 'VB', 'TO', 'VB', 'DT', 'NNP', 'NNP', 'NNP', 'TO', 'V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67" calcext:value-type="float">
            <text:p>967</text:p>
          </table:table-cell>
          <table:table-cell office:value-type="string" calcext:value-type="string">
            <text:p>She is pleasantly surprised, and her search for information may take a positive turn.</text:p>
            <text:p/>
          </table:table-cell>
          <table:table-cell office:value-type="string" calcext:value-type="string">
            <text:p>['She', 'is', 'pleasantly', 'surprised', ',', 'and', 'her', 'search', 'for', 'information', 'may', 'take', 'a', 'positive', 'turn', '.']</text:p>
          </table:table-cell>
          <table:table-cell office:value-type="string" calcext:value-type="string">
            <text:p>['PRP', 'VBZ', 'RB', 'VBN', ',', 'CC', 'PRP$', 'NN', 'IN', 'NN', 'MD', 'VB',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971" calcext:value-type="float">
            <text:p>971</text:p>
          </table:table-cell>
          <table:table-cell table:style-name="ce10" office:value-type="string" calcext:value-type="string">
            <text:p>She is surprised that she is able to make these calls and pleasantly surprised that her friends respond to her request.</text:p>
            <text:p/>
          </table:table-cell>
          <table:table-cell table:style-name="ce10" office:value-type="string" calcext:value-type="string">
            <text:p>['She', 'is', 'surprised', 'that', 'she', 'is', 'able', 'to', 'make', 'these', 'calls', 'and', 'pleasantly', 'surprised', 'that', 'her', 'friends', 'respond', 'to', 'her', 'request', '.']</text:p>
          </table:table-cell>
          <table:table-cell table:style-name="ce10" office:value-type="string" calcext:value-type="string">
            <text:p>['PRP', 'VBZ', 'JJ', 'IN', 'PRP', 'VBZ', 'JJ', 'TO', 'VB', 'DT', 'NNS', 'CC', 'RB', 'VBD', 'IN', 'PRP$', 'NNS', 'NN', 'TO', 'PRP$', 'NN', '.']</text:p>
          </table:table-cell>
          <table:table-cell table:style-name="ce11" office:value-type="string" calcext:value-type="string">
            <text:p>Remov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10" office:value-type="float" office:value="987" calcext:value-type="float">
            <text:p>987</text:p>
          </table:table-cell>
          <table:table-cell table:style-name="ce10" office:value-type="string" calcext:value-type="string">
            <text:p>Mrs. Tait is finally reached, Jason scolded (got away as they say in the NE of England) and off school for 2 weeks.</text:p>
            <text:p/>
          </table:table-cell>
          <table:table-cell table:style-name="ce10" office:value-type="string" calcext:value-type="string">
            <text:p>['Mrs.', 'Tait', 'is', 'finally', 'reached', ',', 'Jason', 'scolded', '(', 'got', 'away', 'as', 'they', 'say', 'in', 'the', 'NE', 'of', 'England', ')', 'and', 'off', 'school', 'for', '2', 'weeks', '.']</text:p>
          </table:table-cell>
          <table:table-cell table:style-name="ce10" office:value-type="string" calcext:value-type="string">
            <text:p>['NNP', 'NNP', 'VBZ', 'RB', 'VBN', ',', 'NNP', 'VBD', '(', 'VB', 'RB', 'IN', 'PRP', 'VBP', 'IN', 'DT', 'NNP', 'IN', 'NNP', ')', 'CC', 'IN', 'NN', 'IN', 'CD', 'NNS',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90" calcext:value-type="float">
            <text:p>990</text:p>
          </table:table-cell>
          <table:table-cell office:value-type="string" calcext:value-type="string">
            <text:p>But not everyone likes her, and one of her superiors has called her up to ask her whether she did some piece of work she was supposed to do (which of course was fictitious to begin with.)</text:p>
            <text:p/>
          </table:table-cell>
          <table:table-cell office:value-type="string" calcext:value-type="string">
            <text:p>['But', 'not', 'everyone', 'likes', 'her', ',', 'and', 'one', 'of', 'her', 'superiors', 'has', 'called', 'her', 'up', 'to', 'ask', 'her', 'whether', 'she', 'did', 'some', 'piece', 'of', 'work', 'she', 'was', 'supposed', 'to', 'do', '(', 'which', 'of', 'course', 'was', 'fictitious', 'to', 'begin', 'with', '.', ')']</text:p>
          </table:table-cell>
          <table:table-cell office:value-type="string" calcext:value-type="string">
            <text:p>['CC', 'RB', 'NN', 'VBZ', 'PRP', ',', 'CC', 'CD', 'IN', 'PRP$', 'NNS', 'VBZ', 'VBN', 'PRP$', 'NN', 'TO', 'VB', 'PRP$', 'IN', 'PRP', 'VBD', 'DT', 'NN', 'IN', 'NN', 'PRP', 'VBD', 'VBN', 'TO', 'VB', '(', 'WDT', 'IN', 'NN', 'VBD', 'JJ', 'TO', 'VB', 'IN', '.',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998" calcext:value-type="float">
            <text:p>998</text:p>
          </table:table-cell>
          <table:table-cell office:value-type="string" calcext:value-type="string">
            <text:p>She has hired a detective (the man) who is photographing her husband and another woman making love on a secluded beach.</text:p>
            <text:p/>
          </table:table-cell>
          <table:table-cell office:value-type="string" calcext:value-type="string">
            <text:p>['She', 'has', 'hired', 'a', 'detective', '(', 'the', 'man', ')', 'who', 'is', 'photographing', 'her', 'husband', 'and', 'another', 'woman', 'making', 'love', 'on', 'a', 'secluded', 'beach', '.']</text:p>
          </table:table-cell>
          <table:table-cell office:value-type="string" calcext:value-type="string">
            <text:p>['PRP', 'VBZ', 'VBN', 'DT', 'NN', '(', 'DT', 'NN', ')', 'WP', 'VBZ', 'VBG', 'PRP$', 'NN', 'CC', 'DT', 'NN', 'VBG', 'VB',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01" calcext:value-type="float">
            <text:p>1001</text:p>
          </table:table-cell>
          <table:table-cell office:value-type="string" calcext:value-type="string">
            <text:p>The wife is not seeking revenge, but she is afraid that her husband will not only leave her but take their children and get the money that they have sacrificed and scrimped to save up together.</text:p>
            <text:p/>
          </table:table-cell>
          <table:table-cell office:value-type="string" calcext:value-type="string">
            <text:p>['The', 'wife', 'is', 'not', 'seeking', 'revenge', ',', 'but', 'she', 'is', 'afraid', 'that', 'her', 'husband', 'will', 'not', 'only', 'leave', 'her', 'but', 'take', 'their', 'children', 'and', 'get', 'the', 'money', 'that', 'they', 'have', 'sacrificed', 'and', 'scrimped', 'to', 'save', 'up', 'together', '.']</text:p>
          </table:table-cell>
          <table:table-cell office:value-type="string" calcext:value-type="string">
            <text:p>['DT', 'NN', 'VBZ', 'RB', 'VBG', 'NN', ',', 'CC', 'PRP', 'VBZ', 'JJ', 'IN', 'PRP$', 'NN', 'MD', 'RB', 'RB', 'VBP', 'PRP$', 'CC', 'VB', 'PRP$', 'NNS', 'CC', 'VB', 'DT', 'NN', 'IN', 'PRP', 'VBP', 'VBN', 'CC', 'VBN', 'TO', 'VB', 'RP',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02" calcext:value-type="float">
            <text:p>1002</text:p>
          </table:table-cell>
          <table:table-cell office:value-type="string" calcext:value-type="string">
            <text:p>Her attorney has advised this woman to get pictures of the husband's adultery to help her get what she feels she is entitled to in the divorce settlement.</text:p>
            <text:p/>
          </table:table-cell>
          <table:table-cell office:value-type="string" calcext:value-type="string">
            <text:p>['Her', 'attorney', 'has', 'advised', 'this', 'woman', 'to', 'get', 'pictures', 'of', 'the', 'husband', "'s", 'adultery', 'to', 'help', 'her', 'get', 'what', 'she', 'feels', 'she', 'is', 'entitled', 'to', 'in', 'the', 'divorce', 'settlement', '.']</text:p>
          </table:table-cell>
          <table:table-cell office:value-type="string" calcext:value-type="string">
            <text:p>['PRP$', 'NN', 'VBZ', 'VBN', 'DT', 'NN', 'TO', 'VB', 'NNS', 'IN', 'DT', 'NN', 'POS', 'NN', 'TO', 'VB', 'PRP$', 'VB', 'WP', 'PRP', 'VBZ', 'PRP', 'VBZ', 'VBN', 'TO', 'IN', 'DT', 'N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09" calcext:value-type="float">
            <text:p>1009</text:p>
          </table:table-cell>
          <table:table-cell office:value-type="string" calcext:value-type="string">
            <text:p>This is a husband and wife who have just entered retirement from high-prestige careers.</text:p>
            <text:p/>
          </table:table-cell>
          <table:table-cell office:value-type="string" calcext:value-type="string">
            <text:p>['This', 'is', 'a', 'husband', 'and', 'wife', 'who', 'have', 'just', 'entered', 'retirement', 'from', 'high-prestige', 'careers', '.']</text:p>
          </table:table-cell>
          <table:table-cell office:value-type="string" calcext:value-type="string">
            <text:p>['DT', 'VBZ', 'DT', 'NN', 'CC', 'NN', 'WP', 'VBP', 'RB', 'VBN', 'NN', 'IN', 'JJ',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1" calcext:value-type="float">
            <text:p>1041</text:p>
          </table:table-cell>
          <table:table-cell office:value-type="string" calcext:value-type="string">
            <text:p>The man is a prominent citizen who has been accused of embezzling money from the bank at which he works.</text:p>
            <text:p/>
          </table:table-cell>
          <table:table-cell office:value-type="string" calcext:value-type="string">
            <text:p>['The', 'man', 'is', 'a', 'prominent', 'citizen', 'who', 'has', 'been', 'accused', 'of', 'embezzling', 'money', 'from', 'the', 'bank', 'at', 'which', 'he', 'works', '.']</text:p>
          </table:table-cell>
          <table:table-cell office:value-type="string" calcext:value-type="string">
            <text:p>['DT', 'NN', 'VBZ', 'DT', 'JJ', 'NN', 'WP', 'VBZ', 'VBN', 'VBN', 'IN', 'VBG', 'NN', 'IN', 'DT', 'NN', 'IN', 'WDT', 'PRP', 'VBZ',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2" calcext:value-type="float">
            <text:p>1042</text:p>
          </table:table-cell>
          <table:table-cell office:value-type="string" calcext:value-type="string">
            <text:p>The lawyers feel the man is guilty, but the female attorney plans to try for a light sentence.</text:p>
            <text:p/>
          </table:table-cell>
          <table:table-cell office:value-type="string" calcext:value-type="string">
            <text:p>['The', 'lawyers', 'feel', 'the', 'man', 'is', 'guilty', ',', 'but', 'the', 'female', 'attorney', 'plans', 'to', 'try', 'for', 'a', 'light', 'sentence', '.']</text:p>
          </table:table-cell>
          <table:table-cell office:value-type="string" calcext:value-type="string">
            <text:p>['DT', 'NNS', 'VBP', 'DT', 'NN', 'VBZ', 'JJ', ',', 'CC', 'DT', 'JJ', 'NN', 'NNS', 'TO', 'VB',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4" calcext:value-type="float">
            <text:p>1044</text:p>
          </table:table-cell>
          <table:table-cell office:value-type="string" calcext:value-type="string">
            <text:p>She will call a number of character witnesses and argue that the man is really no threat to anyone.</text:p>
            <text:p/>
          </table:table-cell>
          <table:table-cell office:value-type="string" calcext:value-type="string">
            <text:p>['She', 'will', 'call', 'a', 'number', 'of', 'character', 'witnesses', 'and', 'argue', 'that', 'the', 'man', 'is', 'really', 'no', 'threat', 'to', 'anyone', '.']</text:p>
          </table:table-cell>
          <table:table-cell office:value-type="string" calcext:value-type="string">
            <text:p>['PRP', 'MD', 'VB', 'DT', 'NN', 'IN', 'NN', 'NNS', 'CC', 'NN', 'IN', 'DT', 'NN', 'VBZ', 'RB', 'DT', 'NN', 'TO',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48" calcext:value-type="float">
            <text:p>1048</text:p>
          </table:table-cell>
          <table:table-cell office:value-type="string" calcext:value-type="string">
            <text:p>The woman is trying to prove she's as serious and experienced as the guys.</text:p>
            <text:p/>
          </table:table-cell>
          <table:table-cell office:value-type="string" calcext:value-type="string">
            <text:p>['The', 'woman', 'is', 'trying', 'to', 'prove', 'she', "'s", 'as', 'serious', 'and', 'experienced', 'as', 'the', 'guys', '.']</text:p>
          </table:table-cell>
          <table:table-cell office:value-type="string" calcext:value-type="string">
            <text:p>['DT', 'NN', 'VBZ', 'VBG', 'TO', 'VB', 'PRP', 'VBZ', 'RB', 'JJ', 'CC', 'VBD', 'IN', 'DT', 'NNS',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10" office:value-type="float" office:value="1050" calcext:value-type="float">
            <text:p>1050</text:p>
          </table:table-cell>
          <table:table-cell table:style-name="ce10" office:value-type="string" calcext:value-type="string">
            <text:p>Their views will prevail but she will get credit for being an up and coming diplomat--great future--well argued points.</text:p>
            <text:p/>
          </table:table-cell>
          <table:table-cell table:style-name="ce10" office:value-type="string" calcext:value-type="string">
            <text:p>['Their', 'views', 'will', 'prevail', 'but', 'she', 'will', 'get', 'credit', 'for', 'being', 'an', 'up', 'and', 'coming', 'diplomat', '--', 'great', 'future', '--', 'well', 'argued', 'points', '.']</text:p>
          </table:table-cell>
          <table:table-cell table:style-name="ce10" office:value-type="string" calcext:value-type="string">
            <text:p>['PRP$', 'NNS', 'MD', 'VB', 'CC', 'PRP', 'MD', 'VB', 'NN', 'IN', 'VBG', 'DT', 'RB', 'CC', 'JJ', 'NN', ':', 'JJ', 'NN', ':', 'RB', 'IN', 'NNS', '.']</text:p>
          </table:table-cell>
          <table:table-cell table:style-name="ce11" office:value-type="string" calcext:value-type="string">
            <text:p>Removed</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10" office:value-type="float" office:value="1051" calcext:value-type="float">
            <text:p>1051</text:p>
          </table:table-cell>
          <table:table-cell table:style-name="ce10" office:value-type="string" calcext:value-type="string">
            <text:p>Unfortunately she's American--has to argue that El Salvador gov't.</text:p>
            <text:p/>
          </table:table-cell>
          <table:table-cell table:style-name="ce10" office:value-type="string" calcext:value-type="string">
            <text:p>['Unfortunately', 'she', "'s", 'American', '--', 'has', 'to', 'argue', 'that', 'El', 'Salvador', "gov't", '.']</text:p>
          </table:table-cell>
          <table:table-cell table:style-name="ce10" office:value-type="string" calcext:value-type="string">
            <text:p>['RB', 'PRP', 'VBZ', 'JJ', ':', 'VBZ', 'TO', 'VB', 'IN', 'NNP', 'NNP',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2" calcext:value-type="float">
            <text:p>1052</text:p>
          </table:table-cell>
          <table:table-cell office:value-type="string" calcext:value-type="string">
            <text:p>is terrific even though she knows about all the cover-ups like the murder of the priests.</text:p>
            <text:p/>
          </table:table-cell>
          <table:table-cell office:value-type="string" calcext:value-type="string">
            <text:p>['is', 'terrific', 'even', 'though', 'she', 'knows', 'about', 'all', 'the', 'cover-ups', 'like', 'the', 'murder', 'of', 'the', 'priests', '.']</text:p>
          </table:table-cell>
          <table:table-cell office:value-type="string" calcext:value-type="string">
            <text:p>['VBZ', 'JJ', 'RB', 'IN', 'PRP', 'VBZ', 'IN', 'PDT', 'DT', 'NNS', 'IN', 'DT', 'NN', 'IN', 'DT',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7" calcext:value-type="float">
            <text:p>1057</text:p>
          </table:table-cell>
          <table:table-cell office:value-type="string" calcext:value-type="string">
            <text:p>One of the witnesses has just said something that brought a strong response from the man on the right side of the picture.</text:p>
            <text:p/>
          </table:table-cell>
          <table:table-cell office:value-type="string" calcext:value-type="string">
            <text:p>['One', 'of', 'the', 'witnesses', 'has', 'just', 'said', 'something', 'that', 'brought', 'a', 'strong', 'response', 'from', 'the', 'man', 'on', 'the', 'right', 'side', 'of', 'the', 'picture', '.']</text:p>
          </table:table-cell>
          <table:table-cell office:value-type="string" calcext:value-type="string">
            <text:p>['CD', 'IN', 'DT', 'NNS', 'VBZ', 'RB', 'VBD', 'NN', 'WDT', 'VBD', 'DT', 'JJ', 'NN', 'IN', 'DT', 'NN', 'IN', 'DT', 'JJ', 'NN',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8" calcext:value-type="float">
            <text:p>1058</text:p>
          </table:table-cell>
          <table:table-cell office:value-type="string" calcext:value-type="string">
            <text:p>His statement is received with serious attention by the others at the table.</text:p>
            <text:p/>
          </table:table-cell>
          <table:table-cell office:value-type="string" calcext:value-type="string">
            <text:p>['His', 'statement', 'is', 'received', 'with', 'serious', 'attention', 'by', 'the', 'others', 'at', 'the', 'table', '.']</text:p>
          </table:table-cell>
          <table:table-cell office:value-type="string" calcext:value-type="string">
            <text:p>['PRP$', 'NN', 'VBZ', 'VBN', 'IN', 'JJ', 'NN', 'IN', 'DT', 'NNS',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59" calcext:value-type="float">
            <text:p>1059</text:p>
          </table:table-cell>
          <table:table-cell office:value-type="string" calcext:value-type="string">
            <text:p>The woman seems to be chairman--she is getting ready to support and add to the statement being put forth.</text:p>
            <text:p/>
          </table:table-cell>
          <table:table-cell office:value-type="string" calcext:value-type="string">
            <text:p>['The', 'woman', 'seems', 'to', 'be', 'chairman', '--', 'she', 'is', 'getting', 'ready', 'to', 'support', 'and', 'add', 'to', 'the', 'statement', 'being', 'put', 'forth', '.']</text:p>
          </table:table-cell>
          <table:table-cell office:value-type="string" calcext:value-type="string">
            <text:p>['DT', 'NN', 'VBZ', 'TO', 'VB', 'NN', ':', 'PRP', 'VBZ', 'VBG', 'JJ', 'TO', 'VB', 'CC', 'VB', 'TO', 'DT', 'NN', 'VBG', 'VB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60" calcext:value-type="float">
            <text:p>1060</text:p>
          </table:table-cell>
          <table:table-cell office:value-type="string" calcext:value-type="string">
            <text:p>This is a high-powered board or committee meeting, perhaps even governmental.</text:p>
            <text:p/>
          </table:table-cell>
          <table:table-cell office:value-type="string" calcext:value-type="string">
            <text:p>['This', 'is', 'a', 'high-powered', 'board', 'or', 'committee', 'meeting', ',', 'perhaps', 'even', 'governmental', '.']</text:p>
          </table:table-cell>
          <table:table-cell office:value-type="string" calcext:value-type="string">
            <text:p>['DT', 'VBZ', 'DT', 'JJ', 'NN', 'CC', 'NN', 'NN', ',', 'RB', 'RB',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062" calcext:value-type="float">
            <text:p>1062</text:p>
          </table:table-cell>
          <table:table-cell table:style-name="ce10" office:value-type="string" calcext:value-type="string">
            <text:p>Her expression reveals how annoyed she is.</text:p>
            <text:p/>
          </table:table-cell>
          <table:table-cell table:style-name="ce10" office:value-type="string" calcext:value-type="string">
            <text:p>['Her', 'expression', 'reveals', 'how', 'annoyed', 'she', 'is', '.']</text:p>
          </table:table-cell>
          <table:table-cell table:style-name="ce10" office:value-type="string" calcext:value-type="string">
            <text:p>['PRP$', 'NN', 'VBZ', 'WRB', 'JJ', 'PRP', 'VBZ',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0" calcext:value-type="float">
            <text:p>1070</text:p>
          </table:table-cell>
          <table:table-cell office:value-type="string" calcext:value-type="string">
            <text:p>That is only natural, since the one who is speaking is taking a very violent position on something to do with a central issue--population control, abortion, famine.</text:p>
            <text:p/>
          </table:table-cell>
          <table:table-cell office:value-type="string" calcext:value-type="string">
            <text:p>['That', 'is', 'only', 'natural', ',', 'since', 'the', 'one', 'who', 'is', 'speaking', 'is', 'taking', 'a', 'very', 'violent', 'position', 'on', 'something', 'to', 'do', 'with', 'a', 'central', 'issue', '--', 'population', 'control', ',', 'abortion', ',', 'famine', '.']</text:p>
          </table:table-cell>
          <table:table-cell office:value-type="string" calcext:value-type="string">
            <text:p>['DT', 'VBZ', 'RB', 'JJ', ',', 'IN', 'DT', 'NN', 'WP', 'VBZ', 'VBG', 'VBZ', 'VBG', 'DT', 'RB', 'JJ', 'NN', 'IN', 'NN', 'TO', 'VB', 'IN', 'DT', 'JJ', 'NN', ':', 'NN', 'NN', ',', 'NN', ',',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1" calcext:value-type="float">
            <text:p>1071</text:p>
          </table:table-cell>
          <table:table-cell office:value-type="string" calcext:value-type="string">
            <text:p>After he finishes there will be a general hue and cry, all within the bounds of politeness, however, and the younger man will speak out strongly against the first speaker's positions.</text:p>
            <text:p/>
          </table:table-cell>
          <table:table-cell office:value-type="string" calcext:value-type="string">
            <text:p>['After', 'he', 'finishes', 'there', 'will', 'be', 'a', 'general', 'hue', 'and', 'cry', ',', 'all', 'within', 'the', 'bounds', 'of', 'politeness', ',', 'however', ',', 'and', 'the', 'younger', 'man', 'will', 'speak', 'out', 'strongly', 'against', 'the', 'first', 'speaker', "'s", 'positions', '.']</text:p>
          </table:table-cell>
          <table:table-cell office:value-type="string" calcext:value-type="string">
            <text:p>['IN', 'PRP', 'VBZ', 'EX', 'MD', 'VB', 'DT', 'JJ', 'NN', 'CC', 'NN', ',', 'DT', 'IN', 'DT', 'NNS', 'IN', 'NN', ',', 'RB', ',', 'CC', 'DT', 'JJR', 'NN', 'MD', 'VB', 'RP', 'RB', 'IN', 'DT', 'JJ', 'NN', 'POS',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2" calcext:value-type="float">
            <text:p>1072</text:p>
          </table:table-cell>
          <table:table-cell office:value-type="string" calcext:value-type="string">
            <text:p>Before the meeting is over the woman will have read a prepared speech which will be very well received and which all the newspapers will quote tomorrow.</text:p>
            <text:p/>
          </table:table-cell>
          <table:table-cell office:value-type="string" calcext:value-type="string">
            <text:p>['Before', 'the', 'meeting', 'is', 'over', 'the', 'woman', 'will', 'have', 'read', 'a', 'prepared', 'speech', 'which', 'will', 'be', 'very', 'well', 'received', 'and', 'which', 'all', 'the', 'newspapers', 'will', 'quote', 'tomorrow', '.']</text:p>
          </table:table-cell>
          <table:table-cell office:value-type="string" calcext:value-type="string">
            <text:p>['IN', 'DT', 'NN', 'VBZ', 'IN', 'DT', 'NN', 'MD', 'VB', 'VBN', 'DT', 'JJ', 'NN', 'WDT', 'MD', 'VB', 'RB', 'RB', 'VBN', 'CC', 'WDT', 'PDT', 'DT', 'NNS', 'MD', 'VB',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073" calcext:value-type="float">
            <text:p>1073</text:p>
          </table:table-cell>
          <table:table-cell office:value-type="string" calcext:value-type="string">
            <text:p>She will be seen on all the television news reports as well.</text:p>
            <text:p/>
          </table:table-cell>
          <table:table-cell office:value-type="string" calcext:value-type="string">
            <text:p>['She', 'will', 'be', 'seen', 'on', 'all', 'the', 'television', 'news', 'reports', 'as', 'well', '.']</text:p>
          </table:table-cell>
          <table:table-cell office:value-type="string" calcext:value-type="string">
            <text:p>['PRP', 'MD', 'VB', 'VBN', 'IN', 'PDT', 'DT', 'NN', 'NN', 'NNS', 'IN',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76" calcext:value-type="float">
            <text:p>1076</text:p>
          </table:table-cell>
          <table:table-cell office:value-type="string" calcext:value-type="string">
            <text:p>Despite all the diplomatic and economic measures and military threat, the Baltic States have persisted in their claim for independence.</text:p>
            <text:p/>
          </table:table-cell>
          <table:table-cell office:value-type="string" calcext:value-type="string">
            <text:p>['Despite', 'all', 'the', 'diplomatic', 'and', 'economic', 'measures', 'and', 'military', 'threat', ',', 'the', 'Baltic', 'States', 'have', 'persisted', 'in', 'their', 'claim', 'for', 'independence', '.']</text:p>
          </table:table-cell>
          <table:table-cell office:value-type="string" calcext:value-type="string">
            <text:p>['IN', 'PDT', 'DT', 'JJ', 'CC', 'JJ', 'NNS', 'CC', 'JJ', 'NN', ',', 'DT', 'NNP', 'NNPS', 'VBP', 'VBN', 'IN', 'PRP$', 'NN', 'IN',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82" calcext:value-type="float">
            <text:p>1082</text:p>
          </table:table-cell>
          <table:table-cell office:value-type="string" calcext:value-type="string">
            <text:p>They all know that the conference will end in independence for the Baltic States, but they all three know that they must appear to resist so that the military back home will believe they have stood up for union principles.</text:p>
            <text:p/>
          </table:table-cell>
          <table:table-cell office:value-type="string" calcext:value-type="string">
            <text:p>['They', 'all', 'know', 'that', 'the', 'conference', 'will', 'end', 'in', 'independence', 'for', 'the', 'Baltic', 'States', ',', 'but', 'they', 'all', 'three', 'know', 'that', 'they', 'must', 'appear', 'to', 'resist', 'so', 'that', 'the', 'military', 'back', 'home', 'will', 'believe', 'they', 'have', 'stood', 'up', 'for', 'union', 'principles', '.']</text:p>
          </table:table-cell>
          <table:table-cell office:value-type="string" calcext:value-type="string">
            <text:p>['PRP', 'DT', 'VBP', 'IN', 'DT', 'NN', 'MD', 'VB', 'IN', 'NN', 'IN', 'DT', 'NNP', 'NNPS', ',', 'CC', 'PRP', 'DT', 'CD', 'VBP', 'IN', 'PRP', 'MD', 'VB', 'TO', 'VB', 'RB', 'IN', 'DT', 'JJ', 'NN', 'NN', 'MD', 'VB', 'PRP', 'VBP', 'VBN', 'RP', 'IN', 'NN',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083" calcext:value-type="float">
            <text:p>1083</text:p>
          </table:table-cell>
          <table:table-cell office:value-type="string" calcext:value-type="string">
            <text:p>The bald guy makes a threatening as the woman watches grimly to make sure that the proper threat is conveyed.</text:p>
            <text:p/>
          </table:table-cell>
          <table:table-cell office:value-type="string" calcext:value-type="string">
            <text:p>['The', 'bald', 'guy', 'makes', 'a', 'threatening', 'as', 'the', 'woman', 'watches', 'grimly', 'to', 'make', 'sure', 'that', 'the', 'proper', 'threat', 'is', 'conveyed', '.']</text:p>
          </table:table-cell>
          <table:table-cell office:value-type="string" calcext:value-type="string">
            <text:p>['DT', 'NN', 'NN', 'VBZ', 'DT', 'NN', 'IN', 'DT', 'NN', 'VBZ', 'RB', 'TO', 'VB', 'JJ', 'IN', 'DT', 'JJ', 'NN', 'VBZ', 'VB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086" calcext:value-type="float">
            <text:p>1086</text:p>
          </table:table-cell>
          <table:table-cell table:style-name="ce10" office:value-type="string" calcext:value-type="string">
            <text:p>His bank has had numerous fraudulent transactions uncovered so he is worried and so are his lawyers.</text:p>
            <text:p/>
          </table:table-cell>
          <table:table-cell table:style-name="ce10" office:value-type="string" calcext:value-type="string">
            <text:p>['His', 'bank', 'has', 'had', 'numerous', 'fraudulent', 'transactions', 'uncovered', 'so', 'he', 'is', 'worried', 'and', 'so', 'are', 'his', 'lawyers', '.']</text:p>
          </table:table-cell>
          <table:table-cell table:style-name="ce10" office:value-type="string" calcext:value-type="string">
            <text:p>['PRP$', 'NN', 'VBZ', 'VBN', 'JJ', 'JJ', 'NNS', 'VBD', 'RB', 'PRP', 'VBZ', 'JJ', 'CC', 'RB', 'VBP', 'PRP$', 'NNS',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087" calcext:value-type="float">
            <text:p>1087</text:p>
          </table:table-cell>
          <table:table-cell table:style-name="ce10" office:value-type="string" calcext:value-type="string">
            <text:p>Eventually he is convicted and sent to prison.</text:p>
            <text:p/>
          </table:table-cell>
          <table:table-cell table:style-name="ce10" office:value-type="string" calcext:value-type="string">
            <text:p>['Eventually', 'he', 'is', 'convicted', 'and', 'sent', 'to', 'prison', '.']</text:p>
          </table:table-cell>
          <table:table-cell table:style-name="ce10" office:value-type="string" calcext:value-type="string">
            <text:p>['RB', 'PRP', 'VBZ', 'VBN', 'CC', 'VBN', 'TO',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17" calcext:value-type="float">
            <text:p>1117</text:p>
          </table:table-cell>
          <table:table-cell office:value-type="string" calcext:value-type="string">
            <text:p>She told him about the fun she was having in her classes in college and he was pleased.</text:p>
            <text:p/>
          </table:table-cell>
          <table:table-cell office:value-type="string" calcext:value-type="string">
            <text:p>['She', 'told', 'him', 'about', 'the', 'fun', 'she', 'was', 'having', 'in', 'her', 'classes', 'in', 'college', 'and', 'he', 'was', 'pleased', '.']</text:p>
          </table:table-cell>
          <table:table-cell office:value-type="string" calcext:value-type="string">
            <text:p>['PRP', 'VBD', 'PRP', 'IN', 'DT', 'NN', 'PRP', 'VBD', 'VBG', 'IN', 'PRP$', 'NNS', 'IN', 'NN', 'CC', 'PRP', 'VBD',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4" calcext:value-type="float">
            <text:p>1134</text:p>
          </table:table-cell>
          <table:table-cell office:value-type="string" calcext:value-type="string">
            <text:p>She has been asked to do this work to prove a point--that she should contribute to her family's welfare.</text:p>
            <text:p/>
          </table:table-cell>
          <table:table-cell office:value-type="string" calcext:value-type="string">
            <text:p>['She', 'has', 'been', 'asked', 'to', 'do', 'this', 'work', 'to', 'prove', 'a', 'point', '--', 'that', 'she', 'should', 'contribute', 'to', 'her', 'family', "'s", 'welfare', '.']</text:p>
          </table:table-cell>
          <table:table-cell office:value-type="string" calcext:value-type="string">
            <text:p>['PRP', 'VBZ', 'VBN', 'VBN', 'TO', 'VB', 'DT', 'NN', 'TO', 'VB', 'DT', 'NN', ':', 'IN', 'PRP', 'MD', 'VB', 'TO', 'PRP$', 'NN', 'POS',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7" calcext:value-type="float">
            <text:p>1137</text:p>
          </table:table-cell>
          <table:table-cell office:value-type="string" calcext:value-type="string">
            <text:p>Many a time, they have argued over just such an assignment, both wanting their own way, both resisting on it.</text:p>
            <text:p/>
          </table:table-cell>
          <table:table-cell office:value-type="string" calcext:value-type="string">
            <text:p>['Many', 'a', 'time', ',', 'they', 'have', 'argued', 'over', 'just', 'such', 'an', 'assignment', ',', 'both', 'wanting', 'their', 'own', 'way', ',', 'both', 'resisting', 'on', 'it', '.']</text:p>
          </table:table-cell>
          <table:table-cell office:value-type="string" calcext:value-type="string">
            <text:p>['JJ', 'DT', 'NN', ',', 'PRP', 'VBP', 'VBN', 'RP', 'RB', 'PDT', 'DT', 'NN', ',', 'DT', 'VBG', 'PRP$', 'JJ', 'NN', ',', 'DT', 'VBG', 'IN', 'PRP',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38" calcext:value-type="float">
            <text:p>1138</text:p>
          </table:table-cell>
          <table:table-cell office:value-type="string" calcext:value-type="string">
            <text:p>This time, mother has prevailed on both to take advantage of a crisp fall today to work outside together.</text:p>
            <text:p/>
          </table:table-cell>
          <table:table-cell office:value-type="string" calcext:value-type="string">
            <text:p>['This', 'time', ',', 'mother', 'has', 'prevailed', 'on', 'both', 'to', 'take', 'advantage', 'of', 'a', 'crisp', 'fall', 'today', 'to', 'work', 'outside', 'together', '.']</text:p>
          </table:table-cell>
          <table:table-cell office:value-type="string" calcext:value-type="string">
            <text:p>['DT', 'NN', ',', 'NN', 'VBZ', 'VBN', 'IN', 'DT', 'TO', 'VB', 'NN', 'IN', 'DT', 'NN', 'NN', 'NN', 'TO', 'VB', 'RB', 'RB',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140" calcext:value-type="float">
            <text:p>1140</text:p>
          </table:table-cell>
          <table:table-cell table:style-name="ce10" office:value-type="string" calcext:value-type="string">
            <text:p>Father, who has given in to his wife's persuasion that his daughter should go away is asking what she plans to major in.</text:p>
            <text:p/>
          </table:table-cell>
          <table:table-cell table:style-name="ce10" office:value-type="string" calcext:value-type="string">
            <text:p>['Father', ',', 'who', 'has', 'given', 'in', 'to', 'his', 'wife', "'s", 'persuasion', 'that', 'his', 'daughter', 'should', 'go', 'away', 'is', 'asking', 'what', 'she', 'plans', 'to', 'major', 'in', '.']</text:p>
          </table:table-cell>
          <table:table-cell table:style-name="ce10" office:value-type="string" calcext:value-type="string">
            <text:p>['NNP', ',', 'WP', 'VBZ', 'VBN', 'IN', 'TO', 'PRP$', 'NN', 'POS', 'NN', 'IN', 'PRP$', 'NN', 'MD', 'VB', 'RP', 'VBZ', 'VBG', 'WP', 'PRP', 'VBZ', 'TO', 'JJ', 'I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76" calcext:value-type="float">
            <text:p>1176</text:p>
          </table:table-cell>
          <table:table-cell office:value-type="string" calcext:value-type="string">
            <text:p>The other, a private detective, who has just told the captain the ship must be detained.</text:p>
            <text:p/>
          </table:table-cell>
          <table:table-cell office:value-type="string" calcext:value-type="string">
            <text:p>['The', 'other', ',', 'a', 'private', 'detective', ',', 'who', 'has', 'just', 'told', 'the', 'captain', 'the', 'ship', 'must', 'be', 'detained', '.']</text:p>
          </table:table-cell>
          <table:table-cell office:value-type="string" calcext:value-type="string">
            <text:p>['DT', 'JJ', ',', 'DT', 'JJ', 'NN', ',', 'WP', 'VBZ', 'RB', 'VBN', 'DT', 'NN', 'DT', 'NN', 'MD', 'VB', 'VB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180" calcext:value-type="float">
            <text:p>1180</text:p>
          </table:table-cell>
          <table:table-cell table:style-name="ce10" office:value-type="string" calcext:value-type="string">
            <text:p>The Luxury liner sails, along with the Cat burglar who had been sought after.</text:p>
            <text:p/>
          </table:table-cell>
          <table:table-cell table:style-name="ce10" office:value-type="string" calcext:value-type="string">
            <text:p>['The', 'Luxury', 'liner', 'sails', ',', 'along', 'with', 'the', 'Cat', 'burglar', 'who', 'had', 'been', 'sought', 'after', '.']</text:p>
          </table:table-cell>
          <table:table-cell table:style-name="ce10" office:value-type="string" calcext:value-type="string">
            <text:p>['DT', 'NNP', 'NN', 'NNS', ',', 'IN', 'IN', 'DT', 'NNP', 'NN', 'WP', 'VBD', 'VBN', 'VBN', 'I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190" calcext:value-type="float">
            <text:p>1190</text:p>
          </table:table-cell>
          <table:table-cell office:value-type="string" calcext:value-type="string">
            <text:p>Captain is trying to make a deal with the man in the hat who is an undercover agent unbeknownst to the Captain, although he knows that someone is on his tail and he is in a hot spot.</text:p>
            <text:p/>
          </table:table-cell>
          <table:table-cell office:value-type="string" calcext:value-type="string">
            <text:p>['Captain', 'is', 'trying', 'to', 'make', 'a', 'deal', 'with', 'the', 'man', 'in', 'the', 'hat', 'who', 'is', 'an', 'undercover', 'agent', 'unbeknownst', 'to', 'the', 'Captain', ',', 'although', 'he', 'knows', 'that', 'someone', 'is', 'on', 'his', 'tail', 'and', 'he', 'is', 'in', 'a', 'hot', 'spot', '.']</text:p>
          </table:table-cell>
          <table:table-cell office:value-type="string" calcext:value-type="string">
            <text:p>['NN', 'VBZ', 'VBG', 'TO', 'VB', 'DT', 'NN', 'IN', 'DT', 'NN', 'IN', 'DT', 'NN', 'WP', 'VBZ', 'DT', 'JJ', 'NN', 'NN', 'TO', 'DT', 'NNP', ',', 'IN', 'PRP', 'VBZ', 'IN', 'NN', 'VBZ', 'IN', 'PRP$', 'NN', 'CC', 'PRP', 'VBZ',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193" calcext:value-type="float">
            <text:p>1193</text:p>
          </table:table-cell>
          <table:table-cell table:style-name="ce10" office:value-type="string" calcext:value-type="string">
            <text:p>Eventually the Captain will be caught.</text:p>
            <text:p/>
          </table:table-cell>
          <table:table-cell table:style-name="ce10" office:value-type="string" calcext:value-type="string">
            <text:p>['Eventually', 'the', 'Captain', 'will', 'be', 'caught', '.']</text:p>
          </table:table-cell>
          <table:table-cell table:style-name="ce10" office:value-type="string" calcext:value-type="string">
            <text:p>['RB', 'DT', 'NNP', 'MD', 'VB', 'VB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24" calcext:value-type="float">
            <text:p>1224</text:p>
          </table:table-cell>
          <table:table-cell office:value-type="string" calcext:value-type="string">
            <text:p>Mr. Jones, an architect is going to surprise his family by building them a new house.</text:p>
            <text:p/>
          </table:table-cell>
          <table:table-cell office:value-type="string" calcext:value-type="string">
            <text:p>['Mr.', 'Jones', ',', 'an', 'architect', 'is', 'going', 'to', 'surprise', 'his', 'family', 'by', 'building', 'them', 'a', 'new', 'house', '.']</text:p>
          </table:table-cell>
          <table:table-cell office:value-type="string" calcext:value-type="string">
            <text:p>['NNP', 'NNP', ',', 'DT', 'NN', 'VBZ', 'VBG', 'TO', 'VB', 'PRP$', 'NN', 'IN', 'VBG', 'PRP',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228" calcext:value-type="float">
            <text:p>1228</text:p>
          </table:table-cell>
          <table:table-cell table:style-name="ce10" office:value-type="string" calcext:value-type="string">
            <text:p>His wife is very excited, but anxious, so much to do, how will we get it all done.</text:p>
            <text:p/>
          </table:table-cell>
          <table:table-cell table:style-name="ce10" office:value-type="string" calcext:value-type="string">
            <text:p>['His', 'wife', 'is', 'very', 'excited', ',', 'but', 'anxious', ',', 'so', 'much', 'to', 'do', ',', 'how', 'will', 'we', 'get', 'it', 'all', 'done', '.']</text:p>
          </table:table-cell>
          <table:table-cell table:style-name="ce10" office:value-type="string" calcext:value-type="string">
            <text:p>['PRP$', 'NN', 'VBZ', 'RB', 'JJ', ',', 'CC', 'JJ', ',', 'RB', 'JJ', 'TO', 'VB', ',', 'WRB', 'MD', 'PRP', 'VB', 'PRP', 'DT', 'VB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232" calcext:value-type="float">
            <text:p>1232</text:p>
          </table:table-cell>
          <table:table-cell table:style-name="ce10" office:value-type="string" calcext:value-type="string">
            <text:p>Someone from his past has emerged and is trying to blackmail him.</text:p>
            <text:p/>
          </table:table-cell>
          <table:table-cell table:style-name="ce10" office:value-type="string" calcext:value-type="string">
            <text:p>['Someone', 'from', 'his', 'past', 'has', 'emerged', 'and', 'is', 'trying', 'to', 'blackmail', 'him', '.']</text:p>
          </table:table-cell>
          <table:table-cell table:style-name="ce10" office:value-type="string" calcext:value-type="string">
            <text:p>['NN', 'IN', 'PRP$', 'NN', 'VBZ', 'VBN', 'CC', 'VBZ', 'VBG', 'TO', 'VB', 'PRP',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35" calcext:value-type="float">
            <text:p>1235</text:p>
          </table:table-cell>
          <table:table-cell office:value-type="string" calcext:value-type="string">
            <text:p>He tries to cover it up but eventually his wife suspects something is wrong, gets it out of him, they take it on together and all works out in the end.</text:p>
            <text:p/>
          </table:table-cell>
          <table:table-cell office:value-type="string" calcext:value-type="string">
            <text:p>['He', 'tries', 'to', 'cover', 'it', 'up', 'but', 'eventually', 'his', 'wife', 'suspects', 'something', 'is', 'wrong', ',', 'gets', 'it', 'out', 'of', 'him', ',', 'they', 'take', 'it', 'on', 'together', 'and', 'all', 'works', 'out', 'in', 'the', 'end', '.']</text:p>
          </table:table-cell>
          <table:table-cell office:value-type="string" calcext:value-type="string">
            <text:p>['PRP', 'VBZ', 'TO', 'VB', 'PRP', 'RP', 'CC', 'RB', 'PRP$', 'NN', 'NNS', 'NN', 'VBZ', 'JJ', ',', 'VBZ', 'PRP', 'IN', 'IN', 'PRP', ',', 'PRP', 'VBP', 'PRP', 'IN', 'RB', 'CC', 'DT', 'VBZ', 'RP', 'IN', 'DT', 'NN', '.']</text:p>
          </table:table-cell>
          <table:table-cell office:value-type="string" calcext:value-type="string">
            <text:p>Pas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1016"/>
        </table:table-row>
        <table:table-row table:style-name="ro1">
          <table:table-cell table:style-name="ce10" office:value-type="float" office:value="1260" calcext:value-type="float">
            <text:p>1260</text:p>
          </table:table-cell>
          <table:table-cell table:style-name="ce10" office:value-type="string" calcext:value-type="string">
            <text:p>Fred was struck, speechless.</text:p>
            <text:p/>
          </table:table-cell>
          <table:table-cell table:style-name="ce10" office:value-type="string" calcext:value-type="string">
            <text:p>['Fred', 'was', 'struck', ',', 'speechless', '.']</text:p>
          </table:table-cell>
          <table:table-cell table:style-name="ce10" office:value-type="string" calcext:value-type="string">
            <text:p>['NNP', 'VBD', 'VBN', ',', 'NN',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268" calcext:value-type="float">
            <text:p>1268</text:p>
          </table:table-cell>
          <table:table-cell table:style-name="ce10" office:value-type="string" calcext:value-type="string">
            <text:p>He is entranced by her beauty, brains and eccentric behavior, though fearful that her questionable background might not be acceptable to his stuffy blue-blood family, in fact to himself.</text:p>
            <text:p/>
          </table:table-cell>
          <table:table-cell table:style-name="ce10" office:value-type="string" calcext:value-type="string">
            <text:p>['He', 'is', 'entranced', 'by', 'her', 'beauty', ',', 'brains', 'and', 'eccentric', 'behavior', ',', 'though', 'fearful', 'that', 'her', 'questionable', 'background', 'might', 'not', 'be', 'acceptable', 'to', 'his', 'stuffy', 'blue-blood', 'family', ',', 'in', 'fact', 'to', 'himself', '.']</text:p>
          </table:table-cell>
          <table:table-cell table:style-name="ce10" office:value-type="string" calcext:value-type="string">
            <text:p>['PRP', 'VBZ', 'VBN', 'IN', 'PRP$', 'NN', ',', 'NNS', 'CC', 'JJ', 'NN', ',', 'RB', 'JJ', 'IN', 'PRP$', 'JJ', 'NN', 'MD', 'RB', 'VB', 'JJ', 'TO', 'PRP$', 'JJ', 'JJ', 'NN', ',', 'IN', 'NN', 'TO', 'PRP',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70" calcext:value-type="float">
            <text:p>1270</text:p>
          </table:table-cell>
          <table:table-cell office:value-type="string" calcext:value-type="string">
            <text:p>She is attracted and impressed but essentially frustrated that he always acts like a stick-in-the-mud.</text:p>
            <text:p/>
          </table:table-cell>
          <table:table-cell office:value-type="string" calcext:value-type="string">
            <text:p>['She', 'is', 'attracted', 'and', 'impressed', 'but', 'essentially', 'frustrated', 'that', 'he', 'always', 'acts', 'like', 'a', 'stick-in-the-mud', '.']</text:p>
          </table:table-cell>
          <table:table-cell office:value-type="string" calcext:value-type="string">
            <text:p>['PRP', 'VBZ', 'JJ', 'CC', 'JJ', 'CC', 'RB', 'VBD', 'IN', 'PRP', 'RB', 'VBZ', 'IN', 'DT',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273" calcext:value-type="float">
            <text:p>1273</text:p>
          </table:table-cell>
          <table:table-cell office:value-type="string" calcext:value-type="string">
            <text:p>The woman on the left is the head of the program, and usually gets the publicity when any progress or results happen.</text:p>
            <text:p/>
          </table:table-cell>
          <table:table-cell office:value-type="string" calcext:value-type="string">
            <text:p>['The', 'woman', 'on', 'the', 'left', 'is', 'the', 'head', 'of', 'the', 'program', ',', 'and', 'usually', 'gets', 'the', 'publicity', 'when', 'any', 'progress', 'or', 'results', 'happen', '.']</text:p>
          </table:table-cell>
          <table:table-cell office:value-type="string" calcext:value-type="string">
            <text:p>['DT', 'NN', 'IN', 'DT', 'NN', 'VBZ', 'DT', 'NN', 'IN', 'DT', 'NN', ',', 'CC', 'RB', 'VBZ', 'DT', 'NN', 'WRB', 'DT', 'NN', 'CC', 'NNS', 'VBP',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89" calcext:value-type="float">
            <text:p>1289</text:p>
          </table:table-cell>
          <table:table-cell office:value-type="string" calcext:value-type="string">
            <text:p>The professor feels this student has good potential, and observes her carefully.</text:p>
            <text:p/>
          </table:table-cell>
          <table:table-cell office:value-type="string" calcext:value-type="string">
            <text:p>['The', 'professor', 'feels', 'this', 'student', 'has', 'good', 'potential', ',', 'and', 'observes', 'her', 'carefully', '.']</text:p>
          </table:table-cell>
          <table:table-cell office:value-type="string" calcext:value-type="string">
            <text:p>['DT', 'NN', 'VBZ', 'DT', 'NN', 'VBZ', 'JJ', 'NN', ',', 'CC', 'VBZ', 'PRP$',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290" calcext:value-type="float">
            <text:p>1290</text:p>
          </table:table-cell>
          <table:table-cell office:value-type="string" calcext:value-type="string">
            <text:p>The professor wants this woman to succeed and will give her every chance she can, for she too is a wife and mother.</text:p>
            <text:p/>
          </table:table-cell>
          <table:table-cell office:value-type="string" calcext:value-type="string">
            <text:p>['The', 'professor', 'wants', 'this', 'woman', 'to', 'succeed', 'and', 'will', 'give', 'her', 'every', 'chance', 'she', 'can', ',', 'for', 'she', 'too', 'is', 'a', 'wife', 'and', 'mother', '.']</text:p>
          </table:table-cell>
          <table:table-cell office:value-type="string" calcext:value-type="string">
            <text:p>['DT', 'NN', 'VBZ', 'DT', 'NN', 'TO', 'VB', 'CC', 'MD', 'VB', 'PRP$', 'DT', 'NN', 'PRP', 'MD', ',', 'IN', 'PRP', 'RB', 'VBZ', 'DT', 'NN', 'CC', 'NN', '.']</text:p>
          </table:table-cell>
          <table:table-cell office:value-type="string" calcext:value-type="string">
            <text:p>Pass</text:p>
          </table:table-cell>
          <table:table-cell table:number-columns-repeated="3" office:value-type="string" calcext:value-type="string">
            <text:p>yes</text:p>
          </table:table-cell>
          <table:table-cell table:number-columns-repeated="1016"/>
        </table:table-row>
        <table:table-row table:style-name="ro1">
          <table:table-cell table:style-name="ce10" office:value-type="float" office:value="1294" calcext:value-type="float">
            <text:p>1294</text:p>
          </table:table-cell>
          <table:table-cell table:style-name="ce10" office:value-type="string" calcext:value-type="string">
            <text:p>If this worked many people would be saved finally from AIDS.</text:p>
            <text:p/>
          </table:table-cell>
          <table:table-cell table:style-name="ce10" office:value-type="string" calcext:value-type="string">
            <text:p>['If', 'this', 'worked', 'many', 'people', 'would', 'be', 'saved', 'finally', 'from', 'AIDS', '.']</text:p>
          </table:table-cell>
          <table:table-cell table:style-name="ce10" office:value-type="string" calcext:value-type="string">
            <text:p>['IN', 'DT', 'VBD', 'JJ', 'NNS', 'MD', 'VB', 'VBN', 'RB', 'IN', 'NNP',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2">
          <table:table-cell office:value-type="float" office:value="1300" calcext:value-type="float">
            <text:p>1300</text:p>
          </table:table-cell>
          <table:table-cell office:value-type="string" calcext:value-type="string">
            <text:p>The assistant realizes that this could be a staggering breakthrough for mankind, stopping wars, death, destruction, pollution of the environment, unjust imbalance of wealth etc., but her personal grudge against her boss perverts her perspective and she is plotting to sabotage the experiments so that they never will be known to modern science.</text:p>
            <text:p/>
          </table:table-cell>
          <table:table-cell office:value-type="string" calcext:value-type="string">
            <text:p>['The', 'assistant', 'realizes', 'that', 'this', 'could', 'be', 'a', 'staggering', 'breakthrough', 'for', 'mankind', ',', 'stopping', 'wars', ',', 'death', ',', 'destruction', ',', 'pollution', 'of', 'the', 'environment', ',', 'unjust', 'imbalance', 'of', 'wealth', 'etc.', ',', 'but', 'her', 'personal', 'grudge', 'against', 'her', 'boss', 'perverts', 'her', 'perspective', 'and', 'she', 'is', 'plotting', 'to', 'sabotage', 'the', 'experiments', 'so', 'that', 'they', 'never', 'will', 'be', 'known', 'to', 'modern', 'science', '.']</text:p>
          </table:table-cell>
          <table:table-cell office:value-type="string" calcext:value-type="string">
            <text:p>['DT', 'NN', 'VBZ', 'IN', 'DT', 'MD', 'VB', 'DT', 'JJ', 'NN', 'IN', 'NN', ',', 'VBG', 'NNS', ',', 'NN', ',', 'NN', ',', 'NN', 'IN', 'DT', 'NN', ',', 'JJ', 'NN', 'IN', 'NN', 'NN', ',', 'CC', 'PRP$', 'JJ', 'NN', 'IN', 'PRP$', 'NN', 'VBZ', 'PRP$', 'NN', 'CC', 'PRP', 'VBZ', 'VBG', 'TO', 'VB', 'DT', 'NNS', 'IN', 'IN', 'PRP', 'RB', 'MD', 'VB', 'VBN', 'TO', 'JJ',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01" calcext:value-type="float">
            <text:p>1301</text:p>
          </table:table-cell>
          <table:table-cell office:value-type="string" calcext:value-type="string">
            <text:p>Her boss catches her in the lab one night trying to alter the results, understands what is going on, stops her, fires her, but not before explaining that, in fact the antidote only worked on brain cells up to the age of sixteen thereby only replicating a natural life process, and was therefore useless.</text:p>
            <text:p/>
          </table:table-cell>
          <table:table-cell office:value-type="string" calcext:value-type="string">
            <text:p>['Her', 'boss', 'catches', 'her', 'in', 'the', 'lab', 'one', 'night', 'trying', 'to', 'alter', 'the', 'results', ',', 'understands', 'what', 'is', 'going', 'on', ',', 'stops', 'her', ',', 'fires', 'her', ',', 'but', 'not', 'before', 'explaining', 'that', ',', 'in', 'fact', 'the', 'antidote', 'only', 'worked', 'on', 'brain', 'cells', 'up', 'to', 'the', 'age', 'of', 'sixteen', 'thereby', 'only', 'replicating', 'a', 'natural', 'life', 'process', ',', 'and', 'was', 'therefore', 'useless', '.']</text:p>
          </table:table-cell>
          <table:table-cell office:value-type="string" calcext:value-type="string">
            <text:p>['PRP$', 'NN', 'VBZ', 'PRP$', 'IN', 'DT', 'NN', 'CD', 'NN', 'VBG', 'TO', 'VB', 'DT', 'NNS', ',', 'VBZ', 'WP', 'VBZ', 'VBG', 'IN', ',', 'VBZ', 'PRP', ',', 'VBZ', 'PRP', ',', 'CC', 'RB', 'IN', 'VBG', 'DT', ',', 'IN', 'NN', 'DT', 'NN', 'RB', 'VBD', 'IN', 'NN', 'NNS', 'RB', 'TO', 'DT', 'NN', 'IN', 'JJ', 'NN', 'RB', 'VBG', 'DT', 'JJ', 'NN', 'NN', ',', 'CC', 'VBD', 'RB', 'JJ',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04" calcext:value-type="float">
            <text:p>1304</text:p>
          </table:table-cell>
          <table:table-cell office:value-type="string" calcext:value-type="string">
            <text:p>Now this young girl will have her chance to prove to them all, even the young man she is working with, and admires greatly that she is good!</text:p>
            <text:p/>
          </table:table-cell>
          <table:table-cell office:value-type="string" calcext:value-type="string">
            <text:p>['Now', 'this', 'young', 'girl', 'will', 'have', 'her', 'chance', 'to', 'prove', 'to', 'them', 'all', ',', 'even', 'the', 'young', 'man', 'she', 'is', 'working', 'with', ',', 'and', 'admires', 'greatly', 'that', 'she', 'is', 'good', '!']</text:p>
          </table:table-cell>
          <table:table-cell office:value-type="string" calcext:value-type="string">
            <text:p>['RB', 'DT', 'JJ', 'NN', 'MD', 'VB', 'PRP$', 'NN', 'TO', 'VB', 'TO', 'PRP', 'DT', ',', 'RB', 'DT', 'JJ', 'NN', 'PRP', 'VBZ', 'VBG', 'IN', ',', 'CC', 'VBZ', 'RB', 'IN', 'PRP', 'VBZ', 'JJ',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table:style-name="ce10" office:value-type="float" office:value="1307" calcext:value-type="float">
            <text:p>1307</text:p>
          </table:table-cell>
          <table:table-cell table:style-name="ce10" office:value-type="string" calcext:value-type="string">
            <text:p>Chris had been after her for months to go.</text:p>
            <text:p/>
          </table:table-cell>
          <table:table-cell table:style-name="ce10" office:value-type="string" calcext:value-type="string">
            <text:p>['Chris', 'had', 'been', 'after', 'her', 'for', 'months', 'to', 'go', '.']</text:p>
          </table:table-cell>
          <table:table-cell table:style-name="ce10" office:value-type="string" calcext:value-type="string">
            <text:p>['NNP', 'VBD', 'VBN', 'IN', 'PRP$', 'IN', 'NNS', 'TO', 'VB',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11" calcext:value-type="float">
            <text:p>1311</text:p>
          </table:table-cell>
          <table:table-cell office:value-type="string" calcext:value-type="string">
            <text:p>The last performance of stunning trapeze artiste, well-known for her skill, body and hair.</text:p>
            <text:p/>
          </table:table-cell>
          <table:table-cell office:value-type="string" calcext:value-type="string">
            <text:p>['The', 'last', 'performance', 'of', 'stunning', 'trapeze', 'artiste', ',', 'well-known', 'for', 'her', 'skill', ',', 'body', 'and', 'hair', '.']</text:p>
          </table:table-cell>
          <table:table-cell office:value-type="string" calcext:value-type="string">
            <text:p>['DT', 'JJ', 'NN', 'IN', 'VBG', 'NN', 'NN', ',', 'JJ', 'IN', 'PRP$', 'NN', ',', 'NN', 'CC', 'NN', '.']</text:p>
          </table:table-cell>
          <table:table-cell office:value-type="string" calcext:value-type="string">
            <text:p>Pass</text:p>
          </table:table-cell>
          <table:table-cell table:number-columns-repeated="2" office:value-type="string" calcext:value-type="string">
            <text:p>yes</text:p>
          </table:table-cell>
          <table:table-cell office:value-type="string" calcext:value-type="string">
            <text:p>no</text:p>
          </table:table-cell>
          <table:table-cell table:number-columns-repeated="1016"/>
        </table:table-row>
        <table:table-row table:style-name="ro1">
          <table:table-cell office:value-type="float" office:value="1312" calcext:value-type="float">
            <text:p>1312</text:p>
          </table:table-cell>
          <table:table-cell office:value-type="string" calcext:value-type="string">
            <text:p>An orphan, found and brought up by a circus family has decided to run away from the circus go to Paris and find her roots.</text:p>
            <text:p/>
          </table:table-cell>
          <table:table-cell office:value-type="string" calcext:value-type="string">
            <text:p>['An', 'orphan', ',', 'found', 'and', 'brought', 'up', 'by', 'a', 'circus', 'family', 'has', 'decided', 'to', 'run', 'away', 'from', 'the', 'circus', 'go', 'to', 'Paris', 'and', 'find', 'her', 'roots', '.']</text:p>
          </table:table-cell>
          <table:table-cell office:value-type="string" calcext:value-type="string">
            <text:p>['DT', 'NN', ',', 'VBN', 'CC', 'VBN', 'RP', 'IN', 'DT', 'NN', 'NN', 'VBZ', 'VBN', 'TO', 'VB', 'RB', 'IN', 'DT', 'NN', 'VBP', 'TO', 'NNP', 'CC', 'VB', 'PRP$', 'NNS',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13" calcext:value-type="float">
            <text:p>1313</text:p>
          </table:table-cell>
          <table:table-cell office:value-type="string" calcext:value-type="string">
            <text:p>She gets work as a fashion model, where her face is seen and recognized by her mother's sister who contacts her, tells her  parents were killed in the war shortly after she had wandered away from them during a shelling attack.</text:p>
            <text:p/>
          </table:table-cell>
          <table:table-cell office:value-type="string" calcext:value-type="string">
            <text:p>['She', 'gets', 'work', 'as', 'a', 'fashion', 'model', ',', 'where', 'her', 'face', 'is', 'seen', 'and', 'recognized', 'by', 'her', 'mother', "'s", 'sister', 'who', 'contacts', 'her', ',', 'tells', 'her', 'parents', 'were', 'killed', 'in', 'the', 'war', 'shortly', 'after', 'she', 'had', 'wandered', 'away', 'from', 'them', 'during', 'a', 'shelling', 'attack', '.']</text:p>
          </table:table-cell>
          <table:table-cell office:value-type="string" calcext:value-type="string">
            <text:p>['PRP', 'VBZ', 'NN', 'IN', 'DT', 'NN', 'NN', ',', 'WRB', 'PRP$', 'NN', 'VBZ', 'VBN', 'CC', 'VBN', 'IN', 'PRP$', 'NN', 'POS', 'NN', 'WP', 'VBZ', 'PRP$', ',', 'VBZ', 'PRP$', 'NNS', 'VBD', 'VBN', 'IN', 'DT', 'NN', 'RB', 'IN', 'PRP', 'VBD', 'VBN', 'RB', 'IN', 'PRP', 'IN', 'DT', 'JJ',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table:style-name="ce10" office:value-type="float" office:value="1320" calcext:value-type="float">
            <text:p>1320</text:p>
          </table:table-cell>
          <table:table-cell table:style-name="ce10" office:value-type="string" calcext:value-type="string">
            <text:p>To small towns near Budapest, Kracow, and Sofia from where they were driven by guns and tanks crashing down on their dreams.</text:p>
            <text:p/>
          </table:table-cell>
          <table:table-cell table:style-name="ce10" office:value-type="string" calcext:value-type="string">
            <text:p>['To', 'small', 'towns', 'near', 'Budapest', ',', 'Kracow', ',', 'and', 'Sofia', 'from', 'where', 'they', 'were', 'driven', 'by', 'guns', 'and', 'tanks', 'crashing', 'down', 'on', 'their', 'dreams', '.']</text:p>
          </table:table-cell>
          <table:table-cell table:style-name="ce10" office:value-type="string" calcext:value-type="string">
            <text:p>['TO', 'JJ', 'NNS', 'IN', 'NNP', ',', 'NNP', ',', 'CC', 'NNP', 'IN', 'WRB', 'PRP', 'VBD', 'VBN', 'IN', 'NNS', 'CC', 'NNS', 'VBG', 'RP', 'IN', 'PRP$', 'NNS', '.']</text:p>
          </table:table-cell>
          <table:table-cell table:style-name="ce11" office:value-type="string" calcext:value-type="string">
            <text:p>Removed</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33" calcext:value-type="float">
            <text:p>1333</text:p>
          </table:table-cell>
          <table:table-cell office:value-type="string" calcext:value-type="string">
            <text:p>They have just completed a double spin and the crowd is applauding.</text:p>
            <text:p/>
          </table:table-cell>
          <table:table-cell office:value-type="string" calcext:value-type="string">
            <text:p>['They', 'have', 'just', 'completed', 'a', 'double', 'spin', 'and', 'the', 'crowd', 'is', 'applauding', '.']</text:p>
          </table:table-cell>
          <table:table-cell office:value-type="string" calcext:value-type="string">
            <text:p>['PRP', 'VBP', 'RB', 'VBN', 'DT', 'JJ', 'NN', 'CC', 'DT', 'NN', 'VBZ', 'VBG',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row table:style-name="ro1">
          <table:table-cell office:value-type="float" office:value="1362" calcext:value-type="float">
            <text:p>1362</text:p>
          </table:table-cell>
          <table:table-cell office:value-type="string" calcext:value-type="string">
            <text:p>He is delighted to find a beautiful, exotic, cultured young woman wandering helpless on his land.</text:p>
            <text:p/>
          </table:table-cell>
          <table:table-cell office:value-type="string" calcext:value-type="string">
            <text:p>['He', 'is', 'delighted', 'to', 'find', 'a', 'beautiful', ',', 'exotic', ',', 'cultured', 'young', 'woman', 'wandering', 'helpless', 'on', 'his', 'land', '.']</text:p>
          </table:table-cell>
          <table:table-cell office:value-type="string" calcext:value-type="string">
            <text:p>['PRP', 'VBZ', 'VBN', 'TO', 'VB', 'DT', 'JJ', ',', 'JJ', ',', 'JJ', 'JJ', 'NN', 'VBG', 'NN', 'IN', 'PRP$', 'NN', '.']</text:p>
          </table:table-cell>
          <table:table-cell office:value-type="string" calcext:value-type="string">
            <text:p>Pass</text:p>
          </table:table-cell>
          <table:table-cell office:value-type="string" calcext:value-type="string">
            <text:p>yes</text:p>
          </table:table-cell>
          <table:table-cell table:number-columns-repeated="2" office:value-type="string" calcext:value-type="string">
            <text:p>no</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 style:data-style-name="N2" text:time-value="06:14:38.5013075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20:23:18.475511382</meta:creation-date>
    <dc:date>2018-10-25T06:15:34.718173682</dc:date>
    <meta:editing-duration>PT2H14M37S</meta:editing-duration>
    <meta:editing-cycles>4</meta:editing-cycles>
    <meta:generator>LibreOffice/6.0.3.2$Linux_X86_64 LibreOffice_project/00m0$Build-2</meta:generator>
    <meta:document-statistic meta:table-count="1" meta:cell-count="1488" meta:object-count="0"/>
  </office:meta>
</office:document-meta>
</file>